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A0000019A9992F5CB.png" manifest:media-type=""/>
  <manifest:file-entry manifest:full-path="Pictures/1000000000000215000001C1D4894C4C.png" manifest:media-type=""/>
  <manifest:file-entry manifest:full-path="Pictures/100002010000014700000056E1A44791.png" manifest:media-type=""/>
  <manifest:file-entry manifest:full-path="Pictures/10000000000002A10000021E7EC9D85F.png" manifest:media-type=""/>
  <manifest:file-entry manifest:full-path="Pictures/100000000000029D000002164B0EBEE4.png" manifest:media-type=""/>
  <manifest:file-entry manifest:full-path="Pictures/1000000000000195000000CFBBA2E9A8.png" manifest:media-type=""/>
  <manifest:file-entry manifest:full-path="Pictures/1000000000000215000001C1E02C7F29.png" manifest:media-type=""/>
  <manifest:file-entry manifest:full-path="Pictures/10000000000001C8000000C5EECB4583.png" manifest:media-type=""/>
  <manifest:file-entry manifest:full-path="Pictures/10000000000001690000008B8941C5B1.png" manifest:media-type=""/>
  <manifest:file-entry manifest:full-path="Pictures/100000000000026D000001800794112E.png" manifest:media-type=""/>
  <manifest:file-entry manifest:full-path="Pictures/1000000000000013000000177CCDBDDD.png" manifest:media-type=""/>
  <manifest:file-entry manifest:full-path="Pictures/10000000000002650000008BFD61F608.png" manifest:media-type=""/>
  <manifest:file-entry manifest:full-path="Pictures/200000070000334400000E5F75554BFC.svm" manifest:media-type=""/>
  <manifest:file-entry manifest:full-path="Pictures/10000000000001C1000000F88A5865EE.png" manifest:media-type=""/>
  <manifest:file-entry manifest:full-path="Pictures/10000000000002580000021B68825B81.png" manifest:media-type=""/>
  <manifest:file-entry manifest:full-path="Pictures/10000000000001F70000008B66FA1C99.png" manifest:media-type=""/>
  <manifest:file-entry manifest:full-path="Pictures/10000000000000DC000000C186BC44B6.png" manifest:media-type=""/>
  <manifest:file-entry manifest:full-path="Pictures/10000000000001950000010F58E09F13.png" manifest:media-type=""/>
  <manifest:file-entry manifest:full-path="Pictures/10000000000001BA00000138B952C5AC.png" manifest:media-type=""/>
  <manifest:file-entry manifest:full-path="Pictures/1000000000000109000000AD080A8B36.png" manifest:media-type=""/>
  <manifest:file-entry manifest:full-path="Pictures/100000000000000C0000000DC92ECCAC.png" manifest:media-type=""/>
  <manifest:file-entry manifest:full-path="Pictures/10000000000000CE000000D51443F754.png" manifest:media-type=""/>
  <manifest:file-entry manifest:full-path="Pictures/1000020100000200000002005D725EF2.png" manifest:media-type=""/>
  <manifest:file-entry manifest:full-path="Pictures/1000000000000215000001C10BCFA212.png" manifest:media-type=""/>
  <manifest:file-entry manifest:full-path="Pictures/10000000000000940000007F3EF0BDA9.png" manifest:media-type=""/>
  <manifest:file-entry manifest:full-path="Pictures/100000000000022A000000D2B37368C0.png" manifest:media-type=""/>
  <manifest:file-entry manifest:full-path="Pictures/1000000000000283000001D3547D7770.png" manifest:media-type=""/>
  <manifest:file-entry manifest:full-path="Pictures/1000000000000275000001CE731D6392.png" manifest:media-type=""/>
  <manifest:file-entry manifest:full-path="Pictures/100000000000018E000000EAC4BC81C3.png" manifest:media-type=""/>
  <manifest:file-entry manifest:full-path="Pictures/100000000000015C00000247D93A4CE2.png" manifest:media-type=""/>
  <manifest:file-entry manifest:full-path="Pictures/1000020100000200000002007D908941.png" manifest:media-type=""/>
  <manifest:file-entry manifest:full-path="Pictures/10000000000001DF000001DBF1448C1E.png" manifest:media-type=""/>
  <manifest:file-entry manifest:full-path="Pictures/1000000000000153000001AC0E65E148.png" manifest:media-type=""/>
  <manifest:file-entry manifest:full-path="Pictures/10000000000001460000012AC5074C3A.png" manifest:media-type=""/>
  <manifest:file-entry manifest:full-path="Pictures/2000000700001A41000014288F13E876.svm" manifest:media-type=""/>
  <manifest:file-entry manifest:full-path="Pictures/20000009000013BF00000EC99516AE21.svm" manifest:media-type=""/>
  <manifest:file-entry manifest:full-path="Pictures/10000000000002D3000001F06AF63F6E.png" manifest:media-type=""/>
  <manifest:file-entry manifest:full-path="Pictures/10000000000001650000021F52227256.png" manifest:media-type=""/>
  <manifest:file-entry manifest:full-path="Pictures/100000000000019800000123CDFC2CFE.png" manifest:media-type=""/>
  <manifest:file-entry manifest:full-path="Pictures/100000000000012B000000FDF5023189.png" manifest:media-type=""/>
  <manifest:file-entry manifest:full-path="Pictures/1000000000000116000000739523C6A6.png" manifest:media-type=""/>
  <manifest:file-entry manifest:full-path="Pictures/10000000000001C8000000C5A6240640.png" manifest:media-type=""/>
  <manifest:file-entry manifest:full-path="Pictures/100000000000000B0000000D96340302.png" manifest:media-type=""/>
  <manifest:file-entry manifest:full-path="Pictures/10000000000002C2000000B18880B529.png" manifest:media-type=""/>
  <manifest:file-entry manifest:full-path="Pictures/10000000000001E6000000AB7E0641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845cm" fo:margin-left="1.261cm" table:align="left" style:writing-mode="lr-tb"/>
    </style:style>
    <style:style style:name="Tableau5.A" style:family="table-column">
      <style:table-column-properties style:column-width="5.398cm"/>
    </style:style>
    <style:style style:name="Tableau5.B" style:family="table-column">
      <style:table-column-properties style:column-width="11.448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uto"/>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text-properties style:font-size-complex="10pt"/>
    </style:style>
    <style:style style:name="P14" style:family="paragraph" style:parent-style-name="Standard">
      <style:text-properties style:font-style-complex="italic"/>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7" style:family="paragraph" style:parent-style-name="Standard">
      <style:paragraph-properties fo:margin-top="0.212cm" fo:margin-bottom="0.212cm" style:contextual-spacing="false"/>
    </style:style>
    <style:style style:name="P18" style:family="paragraph" style:parent-style-name="Standard">
      <style:paragraph-properties fo:margin-top="0.212cm" fo:margin-bottom="0.212cm" style:contextual-spacing="false"/>
      <style:text-properties fo:font-weight="bold" style:font-weight-asian="bold" style:font-weight-complex="bold"/>
    </style:style>
    <style:style style:name="P19"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20"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21" style:family="paragraph" style:parent-style-name="Standard">
      <style:paragraph-properties fo:margin-top="0cm" fo:margin-bottom="0cm" style:contextual-spacing="false"/>
    </style:style>
    <style:style style:name="P22" style:family="paragraph" style:parent-style-name="Style_20_Courier_20_New_20_Gauche_a0__3a__20__20_063_20_cm">
      <style:paragraph-properties fo:margin-top="0cm" fo:margin-bottom="0cm" style:contextual-spacing="false"/>
    </style:style>
    <style:style style:name="P23"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4" style:family="paragraph" style:parent-style-name="Style_20_Courier_20_New_20_Gauche_a0__3a__20__20_063_20_cm">
      <style:paragraph-properties fo:margin-top="0cm" fo:margin-bottom="0cm" style:contextual-spacing="false"/>
      <style:text-properties fo:font-size="9pt" fo:language="en" fo:country="GB" style:font-size-asian="9pt" style:font-size-complex="9pt"/>
    </style:style>
    <style:style style:name="P25" style:family="paragraph" style:parent-style-name="Style_20_Courier_20_New_20_Gauche_a0__3a__20__20_063_20_cm">
      <style:paragraph-properties fo:margin-top="0cm" fo:margin-bottom="0cm" style:contextual-spacing="false"/>
      <style:text-properties fo:font-size="9pt" fo:language="en" fo:country="GB" fo:font-weight="bold" style:font-size-asian="9pt" style:font-weight-asian="bold" style:font-size-complex="9pt" style:font-weight-complex="bold"/>
    </style:style>
    <style:style style:name="P26" style:family="paragraph" style:parent-style-name="Style_20_Courier_20_New_20_Gauche_a0__3a__20__20_063_20_cm">
      <style:paragraph-properties fo:margin-top="0cm" fo:margin-bottom="0cm" style:contextual-spacing="false"/>
      <style:text-properties fo:font-size="9pt" fo:font-weight="bold" style:font-size-asian="9pt" style:font-weight-asian="bold" style:font-size-complex="9pt" style:font-weight-complex="bold"/>
    </style:style>
    <style:style style:name="P27" style:family="paragraph" style:parent-style-name="Standard">
      <style:paragraph-properties fo:margin-top="0cm" fo:margin-bottom="0cm" style:contextual-spacing="false" fo:keep-with-next="always"/>
    </style:style>
    <style:style style:name="P28" style:family="paragraph" style:parent-style-name="Style_20_Courier_20_New_20_Gauche_a0__3a__20__20_063_20_cm">
      <style:paragraph-properties fo:margin-top="0cm" fo:margin-bottom="0cm" style:contextual-spacing="false" fo:keep-with-next="always"/>
    </style:style>
    <style:style style:name="P29" style:family="paragraph" style:parent-style-name="Style_20_Courier_20_New_20_Gauche_a0__3a__20__20_063_20_cm">
      <style:paragraph-properties fo:margin-top="0cm" fo:margin-bottom="0cm" style:contextual-spacing="false" fo:keep-with-next="always"/>
      <style:text-properties fo:font-size="9pt" style:font-size-asian="9pt" style:font-size-complex="9pt"/>
    </style:style>
    <style:style style:name="P30" style:family="paragraph" style:parent-style-name="Style_20_Courier_20_New_20_Gauche_a0__3a__20__20_063_20_cm">
      <style:paragraph-properties fo:margin-top="0cm" fo:margin-bottom="0cm" style:contextual-spacing="false" fo:keep-with-next="always"/>
      <style:text-properties fo:font-size="9pt" fo:language="it" fo:country="IT" style:font-size-asian="9pt" style:font-size-complex="9pt"/>
    </style:style>
    <style:style style:name="P31" style:family="paragraph" style:parent-style-name="Style_20_Courier_20_New_20_Gauche_a0__3a__20__20_063_20_cm">
      <style:paragraph-properties fo:margin-top="0cm" fo:margin-bottom="0cm" style:contextual-spacing="false" fo:keep-with-next="always"/>
      <style:text-properties fo:font-size="9pt" fo:language="en" fo:country="GB" style:font-size-asian="9pt" style:font-size-complex="9pt"/>
    </style:style>
    <style:style style:name="P32" style:family="paragraph" style:parent-style-name="Standard">
      <style:paragraph-properties fo:keep-with-next="always"/>
    </style:style>
    <style:style style:name="P33" style:family="paragraph" style:parent-style-name="Standard">
      <style:paragraph-properties fo:text-align="center" style:justify-single-word="false" fo:keep-with-next="always"/>
    </style:style>
    <style:style style:name="P34"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keep-with-next="always"/>
      <style:text-properties fo:language="en" fo:country="GB"/>
    </style:style>
    <style:style style:name="P36" style:family="paragraph" style:parent-style-name="Standard">
      <style:paragraph-properties fo:keep-with-next="always"/>
      <style:text-properties fo:font-weight="bold" style:font-weight-asian="bold" style:font-weight-complex="bold"/>
    </style:style>
    <style:style style:name="P37" style:family="paragraph" style:parent-style-name="Tableau_20__28_normal_29_">
      <style:paragraph-properties fo:keep-with-next="always"/>
    </style:style>
    <style:style style:name="P38" style:family="paragraph" style:parent-style-name="Tableau_20__28_normal_29_">
      <style:paragraph-properties fo:keep-with-next="always" style:snap-to-layout-grid="false"/>
    </style:style>
    <style:style style:name="P39" style:family="paragraph" style:parent-style-name="Tableau_20__28_normal_29_">
      <style:paragraph-properties fo:keep-with-next="always" style:snap-to-layout-grid="false"/>
      <style:text-properties fo:font-weight="bold" style:font-weight-asian="bold" style:font-weight-complex="bold"/>
    </style:style>
    <style:style style:name="P40" style:family="paragraph" style:parent-style-name="Tableau_20__28_gras_29_">
      <style:paragraph-properties fo:keep-with-next="always" style:snap-to-layout-grid="false"/>
    </style:style>
    <style:style style:name="P41" style:family="paragraph" style:parent-style-name="Standard">
      <style:paragraph-properties fo:margin-left="0.635cm" fo:margin-right="0cm" fo:text-align="center" style:justify-single-word="false" fo:text-indent="0cm" style:auto-text-indent="false"/>
    </style:style>
    <style:style style:name="P42" style:family="paragraph" style:parent-style-name="Standard">
      <style:paragraph-properties fo:margin-top="0.212cm" fo:margin-bottom="0.106cm" style:contextual-spacing="false"/>
    </style:style>
    <style:style style:name="P43" style:family="paragraph" style:parent-style-name="Standard">
      <style:paragraph-properties fo:margin-left="0.127cm" fo:margin-right="-0.191cm" fo:margin-top="0.106cm" fo:margin-bottom="0.106cm" style:contextual-spacing="false" fo:orphans="0" fo:widows="0" fo:text-indent="0cm" style:auto-text-indent="false" style:snap-to-layout-grid="false"/>
    </style:style>
    <style:style style:name="P44" style:family="paragraph" style:parent-style-name="Standard">
      <style:paragraph-properties fo:margin-left="-0.191cm" fo:margin-right="0cm" fo:margin-top="0cm" fo:margin-bottom="0cm" style:contextual-spacing="false" fo:orphans="0" fo:widows="0" fo:text-indent="0cm" style:auto-text-indent="false" style:snap-to-layout-grid="false"/>
    </style:style>
    <style:style style:name="P45" style:family="paragraph" style:parent-style-name="Style_20_Courier_20_New_20_Gauche_a0__3a__20__20_063_20_cm">
      <style:text-properties fo:font-weight="bold" style:font-weight-asian="bold" style:font-weight-complex="bold"/>
    </style:style>
    <style:style style:name="P46" style:family="paragraph" style:parent-style-name="Tableau_20__28_normal_29_">
      <style:paragraph-properties style:snap-to-layout-grid="false"/>
    </style:style>
    <style:style style:name="P47" style:family="paragraph" style:parent-style-name="Tableau_20__28_normal_29_">
      <style:text-properties fo:font-weight="bold" style:font-weight-asian="bold" style:font-weight-complex="bold"/>
    </style:style>
    <style:style style:name="P48" style:family="paragraph" style:parent-style-name="Tableau_20__28_gras_29_">
      <style:paragraph-properties style:snap-to-layout-grid="false"/>
    </style:style>
    <style:style style:name="P49" style:family="paragraph" style:parent-style-name="ENUM-1_20_suite">
      <style:paragraph-properties fo:text-align="center" style:justify-single-word="false"/>
    </style:style>
    <style:style style:name="P50"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1"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52" style:family="paragraph" style:parent-style-name="Standard" style:master-page-name="">
      <style:paragraph-properties style:page-number="auto" fo:keep-with-next="always"/>
    </style:style>
    <style:style style:name="P53" style:family="paragraph" style:parent-style-name="Standard" style:master-page-name="">
      <style:paragraph-properties style:page-number="auto" fo:keep-with-next="always"/>
      <style:text-properties fo:font-weight="bold" style:font-weight-asian="bold" style:font-weight-complex="bold"/>
    </style:style>
    <style:style style:name="P54" style:family="paragraph" style:parent-style-name="Footnote">
      <style:text-properties fo:font-size="8pt" style:font-size-asian="8pt" style:font-size-complex="8pt"/>
    </style:style>
    <style:style style:name="P55" style:family="paragraph" style:parent-style-name="Standard">
      <style:paragraph-properties fo:break-before="page"/>
    </style:style>
    <style:style style:name="P56" style:family="paragraph" style:parent-style-name="Contents_20_1">
      <style:paragraph-properties>
        <style:tab-stops>
          <style:tab-stop style:position="17.999cm" style:type="right" style:leader-style="dotted" style:leader-text="."/>
        </style:tab-stops>
      </style:paragraph-properties>
    </style:style>
    <style:style style:name="P57" style:family="paragraph" style:parent-style-name="Contents_20_2">
      <style:paragraph-properties>
        <style:tab-stops>
          <style:tab-stop style:position="17.999cm" style:type="right" style:leader-style="dotted" style:leader-text="."/>
        </style:tab-stops>
      </style:paragraph-properties>
    </style:style>
    <style:style style:name="P58" style:family="paragraph" style:parent-style-name="Standard">
      <style:paragraph-properties fo:margin-left="1.27cm" fo:margin-right="0cm" fo:text-indent="0cm" style:auto-text-indent="false"/>
    </style:style>
    <style:style style:name="P59" style:family="paragraph" style:parent-style-name="Standard" style:master-page-name="First_20_Page">
      <style:paragraph-properties style:page-number="auto"/>
    </style:style>
    <style:style style:name="P60"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61" style:family="paragraph" style:parent-style-name="Heading_20_2">
      <style:paragraph-properties>
        <style:tab-stops>
          <style:tab-stop style:position="1.753cm"/>
        </style:tab-stops>
      </style:paragraph-properties>
    </style:style>
    <style:style style:name="P62" style:family="paragraph" style:parent-style-name="Heading_20_2">
      <style:paragraph-properties fo:break-before="page"/>
    </style:style>
    <style:style style:name="P63" style:family="paragraph" style:parent-style-name="Heading_20_2" style:master-page-name="">
      <style:paragraph-properties style:page-number="auto" fo:break-before="page"/>
    </style:style>
    <style:style style:name="P64" style:family="paragraph" style:parent-style-name="ENUM-1">
      <style:text-properties officeooo:rsid="00123785" officeooo:paragraph-rsid="00123785"/>
    </style:style>
    <style:style style:name="P65" style:family="paragraph" style:parent-style-name="ENUM-1" style:list-style-name="L1"/>
    <style:style style:name="P66" style:family="paragraph" style:parent-style-name="ENUM-1" style:list-style-name=""/>
    <style:style style:name="P67" style:family="paragraph" style:parent-style-name="ENUM-1">
      <style:paragraph-properties fo:keep-with-next="always"/>
    </style:style>
    <style:style style:name="P68"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69"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70" style:family="paragraph" style:parent-style-name="ENUM-1">
      <style:paragraph-properties fo:margin-left="1.275cm" fo:margin-right="0cm" fo:text-indent="0cm" style:auto-text-indent="false"/>
    </style:style>
    <style:style style:name="P71"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72" style:family="paragraph" style:parent-style-name="ENUM-1">
      <style:paragraph-properties fo:margin-left="1.905cm" fo:margin-right="0cm" fo:text-align="center" style:justify-single-word="false" fo:text-indent="-0.63cm" style:auto-text-indent="false" fo:keep-with-next="always"/>
    </style:style>
    <style:style style:name="P73"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42cf5" style:font-size-asian="8pt" style:font-size-complex="8pt"/>
    </style:style>
    <style:style style:name="T3" style:family="text">
      <style:text-properties fo:font-size="8pt" officeooo:rsid="0015fedd"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officeooo:rsid="001451c2"/>
    </style:style>
    <style:style style:name="T6" style:family="text">
      <style:text-properties officeooo:rsid="00123785"/>
    </style:style>
    <style:style style:name="T7" style:family="text">
      <style:text-properties style:text-position="super 58%"/>
    </style:style>
    <style:style style:name="T8" style:family="text">
      <style:text-properties style:text-position="super 58%" style:font-size-complex="10pt"/>
    </style:style>
    <style:style style:name="T9" style:family="text">
      <style:text-properties style:font-size-complex="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451c2" style:font-weight-asian="bold" style:font-weight-complex="bold"/>
    </style:style>
    <style:style style:name="T13" style:family="text">
      <style:text-properties fo:font-size="9pt" style:font-size-asian="9pt" style:font-size-complex="9pt"/>
    </style:style>
    <style:style style:name="T14" style:family="text">
      <style:text-properties fo:font-size="9pt" fo:language="it" fo:country="IT" style:font-size-asian="9pt" style:font-size-complex="9pt"/>
    </style:style>
    <style:style style:name="T15" style:family="text">
      <style:text-properties fo:font-size="9pt" fo:language="en" fo:country="GB" style:font-size-asian="9pt" style:font-size-complex="9pt"/>
    </style:style>
    <style:style style:name="T16" style:family="text">
      <style:text-properties fo:font-size="9pt" fo:language="en" fo:country="GB" fo:font-weight="bold" style:font-size-asian="9pt" style:font-weight-asian="bold" style:font-size-complex="9pt" style:font-weight-complex="bold"/>
    </style:style>
    <style:style style:name="T17" style:family="text">
      <style:text-properties fo:language="en" fo:country="GB"/>
    </style:style>
    <style:style style:name="T18" style:family="text">
      <style:text-properties style:text-underline-style="solid" style:text-underline-width="auto" style:text-underline-color="font-color"/>
    </style:style>
    <style:style style:name="T19" style:family="text">
      <style:text-properties style:font-style-complex="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19"/>
            <text:p text:style-name="P20">swSSO v0.9<text:span text:style-name="T5">9</text:span></text:p>
            <text:p text:style-name="P20">Manuel utilisateur</text:p>
            <text:p text:style-name="P18"/>
          </table:table-cell>
          <table:table-cell table:style-name="Tableau1.C1" office:value-type="string">
            <text:p text:style-name="P1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56"><text:a xlink:type="simple" xlink:href="#__RefHeading__18_675463258">1. Guide de démarrage rapide<text:tab/>4</text:a></text:p>
          <text:p text:style-name="P57"><text:a xlink:type="simple" xlink:href="#__RefHeading__20_675463258">1.1. Qu’est-ce que swSSO ?<text:tab/>4</text:a></text:p>
          <text:p text:style-name="P57"><text:a xlink:type="simple" xlink:href="#__RefHeading__22_675463258">1.2. Installation de swSSO<text:tab/>5</text:a></text:p>
          <text:p text:style-name="P57"><text:a xlink:type="simple" xlink:href="#__RefHeading__24_675463258">1.3. Désinstallation<text:tab/>5</text:a></text:p>
          <text:p text:style-name="P57"><text:a xlink:type="simple" xlink:href="#__RefHeading__26_675463258">1.4. Premier lancement<text:tab/>6</text:a></text:p>
          <text:p text:style-name="P57"><text:a xlink:type="simple" xlink:href="#__RefHeading__28_675463258">1.5. Premier SSO !<text:tab/>8</text:a></text:p>
          <text:p text:style-name="P56"><text:a xlink:type="simple" xlink:href="#__RefHeading__30_675463258">2. Description des menus<text:tab/>10</text:a></text:p>
          <text:p text:style-name="P57"><text:a xlink:type="simple" xlink:href="#__RefHeading__32_675463258">2.1. Menu « Ajouter cette application... »<text:tab/>10</text:a></text:p>
          <text:p text:style-name="P57"><text:a xlink:type="simple" xlink:href="#__RefHeading__34_675463258">2.2. Menu « Se connecter à l’application »<text:tab/>13</text:a></text:p>
          <text:p text:style-name="P57"><text:a xlink:type="simple" xlink:href="#__RefHeading__36_675463258">2.3. Menu « Lancer une application »<text:tab/>14</text:a></text:p>
          <text:p text:style-name="P57"><text:a xlink:type="simple" xlink:href="#__RefHeading__38_675463258">2.4. Menu « Sites et applications »<text:tab/>15</text:a></text:p>
          <text:p text:style-name="P57"><text:a xlink:type="simple" xlink:href="#__RefHeading__40_675463258">2.5. Menu « Options »<text:tab/>21</text:a></text:p>
          <text:p text:style-name="P57"><text:a xlink:type="simple" xlink:href="#__RefHeading__42_675463258">2.6. Menu « Mot de passe… »<text:tab/>24</text:a></text:p>
          <text:p text:style-name="P57"><text:a xlink:type="simple" xlink:href="#__RefHeading__44_675463258">2.7. Menu « Portail »<text:tab/>24</text:a></text:p>
          <text:p text:style-name="P57"><text:a xlink:type="simple" xlink:href="#__RefHeading__46_675463258">2.8. Menus « Activer » et « Désactiver »<text:tab/>25</text:a></text:p>
          <text:p text:style-name="P57"><text:a xlink:type="simple" xlink:href="#__RefHeading__48_675463258">2.9. Menu « Quitter »<text:tab/>25</text:a></text:p>
          <text:p text:style-name="P56"><text:a xlink:type="simple" xlink:href="#__RefHeading__50_675463258">3. Réalisation des configurations<text:tab/>26</text:a></text:p>
          <text:p text:style-name="P57"><text:a xlink:type="simple" xlink:href="#__RefHeading__52_675463258">3.1. Généralités<text:tab/>26</text:a></text:p>
          <text:p text:style-name="P57"><text:a xlink:type="simple" xlink:href="#__RefHeading__54_675463258">3.2. Popups d’authentification<text:tab/>27</text:a></text:p>
          <text:p text:style-name="P57"><text:a xlink:type="simple" xlink:href="#__RefHeading__56_675463258">3.3. Sites web (ancienne méthode : IE, Firefox et Maxthon)<text:tab/>30</text:a></text:p>
          <text:p text:style-name="P57"><text:a xlink:type="simple" xlink:href="#__RefHeading__58_675463258">3.4. Sites web (nouvelle méthode simplifiée : IE, Firefox et Chrome)<text:tab/>33</text:a></text:p>
          <text:p text:style-name="P57"><text:a xlink:type="simple" xlink:href="#__RefHeading__60_675463258">3.5. Fenêtres Windows<text:tab/>34</text:a></text:p>
          <text:p text:style-name="P57"><text:a xlink:type="simple" xlink:href="#__RefHeading__62_675463258">3.6. Simulation de frappe clavier<text:tab/>36</text:a></text:p>
          <text:p text:style-name="P56"><text:a xlink:type="simple" xlink:href="#__RefHeading__64_675463258">4. Configuration avancée de swSSO<text:tab/>37</text:a></text:p>
          <text:p text:style-name="P57"><text:a xlink:type="simple" xlink:href="#__RefHeading__66_675463258">4.1. Introduction<text:tab/>37</text:a></text:p>
          <text:p text:style-name="P57"><text:a xlink:type="simple" xlink:href="#__RefHeading__68_675463258">4.2. Exclusion de fenêtres <text:tab/>37</text:a></text:p>
          <text:p text:style-name="P57"><text:a xlink:type="simple" xlink:href="#__RefHeading__70_675463258">4.3. Traces<text:tab/>38</text:a></text:p>
          <text:p text:style-name="P57"><text:a xlink:type="simple" xlink:href="#__RefHeading__72_675463258">4.4. Lancement en ligne de commande ou par un raccourci<text:tab/>38</text:a></text:p>
          <text:p text:style-name="P56"><text:a xlink:type="simple" xlink:href="#__RefHeading__74_675463258">5. Questions fréquentes et résolution des problèmes courants<text:tab/>40</text:a></text:p>
          <text:p text:style-name="P57"><text:a xlink:type="simple" xlink:href="#__RefHeading__76_675463258">5.1. swSSO ne démarre pas<text:tab/>40</text:a></text:p>
          <text:p text:style-name="P57"><text:a xlink:type="simple" xlink:href="#__RefHeading__78_675463258">5.2. L’icône swSSO est masquée dans la barre des tâches<text:tab/>40</text:a></text:p>
          <text:p text:style-name="P57"><text:a xlink:type="simple" xlink:href="#__RefHeading__80_675463258">5.3. Le SSO ne fonctionne plus sur un site ou une application<text:tab/>40</text:a></text:p>
          <text:p text:style-name="P57"><text:a xlink:type="simple" xlink:href="#__RefHeading__82_675463258">5.4. swSSO ne se verrouille pas en même temps que la session Windows<text:tab/>40</text:a></text:p>
          <text:p text:style-name="P57"><text:a xlink:type="simple" xlink:href="#__RefHeading__84_675463258">5.5. swSSO ne fonctionne plus avec Firefox<text:tab/>40</text:a></text:p>
          <text:p text:style-name="P57"><text:a xlink:type="simple" xlink:href="#__RefHeading__86_675463258">5.6. swSSO ne fonctionne pas avec un Firefox portable<text:tab/>41</text:a></text:p>
          <text:p text:style-name="P57"><text:a xlink:type="simple" xlink:href="#__RefHeading__88_675463258">5.7. swSSO n’arrive pas à joindre le serveur de configuration<text:tab/>41</text:a></text:p>
          <text:p text:style-name="P57"><text:a xlink:type="simple" xlink:href="#__RefHeading__90_675463258">5.8. Erreur « swSSO n’a pas réussi à vous connecter à l’application… »<text:tab/>42</text:a></text:p>
          <text:p text:style-name="P57"><text:a xlink:type="simple" xlink:href="#__RefHeading__92_675463258">5.9. J’utilise plusieurs comptes sur un même site : comment faire ?<text:tab/>42</text:a></text:p>
          <text:p text:style-name="P57"><text:a xlink:type="simple" xlink:href="#__RefHeading__94_675463258">5.10. J’utilise plusieurs sites qui reposent sur le même compte : comment faire ?<text:tab/>44</text:a></text:p>
          <text:p text:style-name="P57"><text:a xlink:type="simple" xlink:href="#__RefHeading__2359_1061536020">5.11. Quand je lance swSSO, je ne veux pas que le SSO soit réalisé sur les fenêtres déjà ouvertes : comment faire ?<text:tab/>44</text:a></text:p>
          <text:p text:style-name="P56"><text:a xlink:type="simple" xlink:href="#__RefHeading__96_675463258">6. Liste des messages d’erreur<text:tab/>45</text:a></text:p>
        </text:index-body>
      </text:table-of-content>
      <text:p text:style-name="P9"/>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42420630" text:style-name="WW8Num1">
        <text:list-item>
          <text:p text:style-name="ENUM-1">Windows XP,</text:p>
        </text:list-item>
        <text:list-item>
          <text:p text:style-name="ENUM-1">Windows Vista,</text:p>
        </text:list-item>
        <text:list-item>
          <text:p text:style-name="ENUM-1">Windows 7 32 et 64 bits,</text:p>
        </text:list-item>
        <text:list-item>
          <text:p text:style-name="P64">Windows 8,</text:p>
        </text:list-item>
      </text:list>
      <text:p text:style-name="Standard">et avec les navigateurs suivants :</text:p>
      <text:p text:style-name="Standard"/>
      <text:p text:style-name="Standard"><draw:frame draw:style-name="fr4" draw:name="images2" text:anchor-type="paragraph" svg:width="16.431cm" svg:height="10.16cm" draw:z-index="58"><draw:image xlink:href="Pictures/100000000000026D000001800794112E.png" xlink:type="simple" xlink:show="embed" xlink:actuate="onLoad"/></draw:frame></text:p>
      <text:p text:style-name="Standard"><text:span text:style-name="T8">(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58"><text:span text:style-name="T8">(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58"><text:span text:style-name="T8">(3)</text:span> Windows 32 bits uniquement.</text:p>
      <text:p text:style-name="P58"><text:span text:style-name="T8">(4)</text:span> A partir de la version 0.94 et pour Windows 32 bits uniquement.</text:p>
      <text:p text:style-name="Standard"/>
      <text:h text:style-name="P62"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0">Pensez à désactiver l’enregistrement des mots de passe dans votre navigateur :</text:p>
      <text:list xml:id="list42401220" text:continue-numbering="true" text:style-name="WW8Num1">
        <text:list-item>
          <text:p text:style-name="ENUM-1"><text:span text:style-name="T11">Firefox 3+ :</text:span> dans Outils / Options / Sécurité, décocher la case « Enregistrer les mots de passe » ;</text:p>
        </text:list-item>
        <text:list-item>
          <text:p text:style-name="ENUM-1"><text:span text:style-name="T11">IE 6 :</text:span> dans Outils / Options Internet / onglet Contenu / bouton « Saisie semi-automatique », décocher la case « Noms d’utilisateur et mots de passe sur les formulaires » ;</text:p>
        </text:list-item>
        <text:list-item>
          <text:p text:style-name="ENUM-1"><text:span text:style-name="T11">IE 7</text:span><text:span text:style-name="T12">+ </text:span><text:span text:style-name="T11">:</text:span> dans Outils / Options Internet / onglet Contenu / Saisie semi-automatique, bouton Paramètres, décocher la case « Noms d’utilisateur et mots de passe sur les formulaires ».</text:p>
        </text:list-item>
        <text:list-item>
          <text:p text:style-name="ENUM-1"><text:span text:style-name="T11">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62"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1"><draw:frame draw:style-name="fr5" draw:name="images3" text:anchor-type="paragraph" svg:width="11.695cm" svg:height="8.255cm" draw:z-index="61"><draw:image xlink:href="Pictures/10000000000001BA00000138B952C5AC.png" xlink:type="simple" xlink:show="embed" xlink:actuate="onLoad"/></draw:frame></text:p>
      <text:p text:style-name="Standard"><text:span text:style-name="T6">Attention,</text:span> le mot de passe que vous allez choisir constitue l’unique clé d’accès à l’ensemble de vos autres mots de passe : <text:span text:style-name="T11">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1">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21"/>
      <text:p text:style-name="P23">swsso.exe \\serveur\partage\mon_fichier_de_config.ini </text:p>
      <text:p text:style-name="P32">Validez en cliquant sur OK, une icône apparaît dans la barre des tâches :</text:p>
      <text:p text:style-name="P32"/>
      <text:p text:style-name="P33"><draw:frame draw:style-name="fr5" draw:name="images4" text:anchor-type="paragraph" svg:width="8.652cm" svg:height="2.275cm" draw:z-index="47"><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1"><text:soft-page-break/><draw:frame draw:style-name="fr3" draw:name="images5" text:anchor-type="as-char" svg:width="5.45cm" svg:height="5.636cm" draw:z-index="62"><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62" text:outline-level="2"><text:bookmark-start text:name="__RefHeading__28_675463258"/>Premier SSO !<text:bookmark-end text:name="__RefHeading__28_675463258"/></text:h>
      <text:p text:style-name="Standard">Ouvrez votre navigateur et rendez-vous sur le site <text:a xlink:type="simple" xlink:href="http://www.swsso.fr/demo"><text:span text:style-name="Internet_20_link">http://www.swsso.fr/demo</text:span></text:a>. Laissez bien votre navigateur ouvert en premier plan, faîtes clic-droit sur l’icône swSSO et choisissez le menu « Ajouter cette application… » :</text:p>
      <text:p text:style-name="Standard"/>
      <text:p text:style-name="P11"><draw:frame draw:style-name="fr4" draw:name="images6" text:anchor-type="paragraph" svg:width="15.064cm" svg:height="9.53cm" draw:z-index="48"><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1"><draw:frame draw:style-name="fr4" draw:name="images7" text:anchor-type="paragraph" svg:width="12.776cm" svg:height="9.368cm" draw:z-index="49"><draw:image xlink:href="Pictures/10000000000002A10000021E7EC9D85F.png" xlink:type="simple" xlink:show="embed" xlink:actuate="onLoad"/></draw:frame></text:p>
      <text:p text:style-name="P12"><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63"><draw:image xlink:href="Pictures/10000000000000CE000000D51443F754.png" xlink:type="simple" xlink:show="embed" xlink:actuate="onLoad"/></draw:frame></text:p>
      <text:p text:style-name="Standard">Remarques :</text:p>
      <text:list xml:id="list42412825"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42431405" text:continue-numbering="true" text:style-name="WW8Num1">
        <text:list-item>
          <text:p text:style-name="ENUM-1">Si vous n’avez pas autorisé swSSO à accéder au serveur de configurations<text:note text:id="ftn1" text:note-class="footnote"><text:note-citation>1</text:note-citation><text:note-body><text:p text:style-name="P54">Dans la version personnelle, le serveur de configurations est hébergé sur le site web <text:a xlink:type="simple" xlink:href="http://www.swsso.fr/">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36"><draw:frame draw:style-name="fr5" draw:name="images8" text:anchor-type="char" svg:width="10.716cm" svg:height="5.477cm" draw:z-index="56"><draw:image xlink:href="Pictures/1000000000000195000000CFBBA2E9A8.png" xlink:type="simple" xlink:show="embed" xlink:actuate="onLoad"/></draw:frame><text:soft-page-break/></text:p>
      <text:p text:style-name="P8"/>
      <text:p text:style-name="P8">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53"/>
      <text:p text:style-name="P10">Zoom sur les communications entre swSSO et Internet</text:p>
      <text:p text:style-name="P32">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32"/>
      <text:p text:style-name="P51"><draw:frame draw:style-name="fr6" draw:name="images28" text:anchor-type="paragraph" svg:x="11.702cm" svg:y="0.011cm" svg:width="2.701cm" style:rel-width="15%" svg:height="2.521cm" style:rel-height="10%" draw:z-index="52"><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55"><draw:image xlink:href="Pictures/1000020100000200000002007D908941.png" xlink:type="simple" xlink:show="embed" xlink:actuate="onLoad"/></draw:frame><draw:frame draw:style-name="fr1" draw:name="Cadre17" text:anchor-type="char" svg:x="5.001cm" svg:y="1.489cm" svg:width="6.747cm" svg:height="0.635cm" draw:z-index="54"><draw:text-box><text:p text:style-name="P7">&lt;app id=17&gt;&lt;type&gt;WIN&lt;/type&gt;…&lt;/app&gt;</text:p></draw:text-box></draw:frame><draw:frame draw:style-name="fr1" draw:name="Cadre16" text:anchor-type="char" svg:x="4.524cm" svg:y="0.536cm" svg:width="7.62cm" svg:height="0.635cm" draw:z-index="53"><draw:text-box><text:p text:style-name="P5">http://www.swsso.fr/webservice4.php?action=...</text:p></draw:text-box></draw:frame><draw:line text:anchor-type="char" draw:z-index="51" draw:style-name="gr2" draw:text-style-name="P73" svg:x1="11.748cm" svg:y1="2.018cm" svg:x2="4.445cm" svg:y2="2.018cm"><text:p/></draw:line><draw:line text:anchor-type="char" draw:z-index="50" draw:style-name="gr2" draw:text-style-name="P73" svg:x1="4.763cm" svg:y1="1.065cm" svg:x2="12.066cm" svg:y2="1.065cm"><text:p/></draw:line></text:p>
      <text:p text:style-name="Standard">Le serveur de configurations est également sollicité, en fonction du paramétrage que vous avez choisi :</text:p>
      <text:list xml:id="list42406606" text:continue-numbering="true" text:style-name="WW8Num1">
        <text:list-item>
          <text:p text:style-name="ENUM-1">Au démarrage :</text:p>
        </text:list-item>
      </text:list>
      <text:list xml:id="list42420638" text:style-name="L1">
        <text:list-item>
          <text:p text:style-name="P65">Pour vérifier la disponibilité de nouvelles versions,</text:p>
        </text:list-item>
        <text:list-item>
          <text:p text:style-name="P65">Pour récupérer les configurations ajoutées ou modifiées depuis le dernier démarrage (version entreprise uniquement) ;</text:p>
        </text:list-item>
      </text:list>
      <text:list xml:id="list42421380" text:continue-list="list42406606" text:style-name="WW8Num1">
        <text:list-item>
          <text:p text:style-name="ENUM-1">Lorsque vous demandez de remonter une configuration sur le serveur.</text:p>
        </text:list-item>
      </text:list>
      <text:p text:style-name="P66"/>
      <text:p text:style-name="P52"><text:soft-page-break/>Si vous demandez l’ajout d’une application et que la configuration récupérée sur le serveur existe déjà dans vos configurations locales, la fenêtre suivante est affichée :</text:p>
      <text:p text:style-name="P33"><draw:frame draw:style-name="fr3" draw:name="images10" text:anchor-type="as-char" svg:width="12.063cm" svg:height="5.212cm" draw:z-index="64"><draw:image xlink:href="Pictures/10000000000001C8000000C5EECB4583.png" xlink:type="simple" xlink:show="embed" xlink:actuate="onLoad"/></draw:frame></text:p>
      <text:p text:style-name="P32"/>
      <text:p text:style-name="P32">Les choix disponibles sont :</text:p>
      <text:list xml:id="list42407459" text:continue-numbering="true" text:style-name="WW8Num1">
        <text:list-item>
          <text:p text:style-name="P67"><text:span text:style-name="T11">Remplacer</text:span> : remplace la configuration existante, en conservant identifiant et mot de passe. Ce cas permet de prendre en compte le cas d'un changement de configuration de l’application.</text:p>
        </text:list-item>
        <text:list-item>
          <text:p text:style-name="P67"><text:span text:style-name="T11">Ajouter</text:span> : ajoute la nouvelle configuration et conserve la précédente en la désactivant.</text:p>
        </text:list-item>
        <text:list-item>
          <text:p text:style-name="P67"><text:span text:style-name="T11">Annuler</text:span> : annule la demande (rien n'est modifié).</text:p>
        </text:list-item>
      </text:list>
      <text:p text:style-name="P32">Certains sites web ou applications demandent des paramètres complémentaires. Par exemple, le site Web de la CAF demande, en plus de votre identifiant et de votre mot de passe, votre code postal et votre date de naissance :</text:p>
      <text:p text:style-name="P33"><draw:frame draw:style-name="fr3" draw:name="images11" text:anchor-type="as-char" svg:width="7.011cm" svg:height="4.577cm" draw:z-index="65"><draw:image xlink:href="Pictures/1000000000000109000000AD080A8B36.png" xlink:type="simple" xlink:show="embed" xlink:actuate="onLoad"/></draw:frame></text:p>
      <text:p text:style-name="Standard">Dans ce cas, swSSO vous demande de les saisir en même temps que votre identifiant et votre mot de passe :</text:p>
      <text:p text:style-name="P11"><draw:frame draw:style-name="fr3" draw:name="images12" text:anchor-type="as-char" svg:width="10.716cm" svg:height="7.17cm" draw:z-index="66"><draw:image xlink:href="Pictures/10000000000001950000010F58E09F13.png" xlink:type="simple" xlink:show="embed" xlink:actuate="onLoad"/></draw:frame></text:p>
      <text:h text:style-name="Heading_20_2" text:outline-level="2"><text:bookmark-start text:name="__RefHeading__34_675463258"/><text:soft-page-break/>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42426878"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63" text:outline-level="2"><text:bookmark-start text:name="_Ref250908562"/><text:bookmark-start text:name="__RefHeading__36_675463258"/>Menu « Lancer une application »<text:bookmark-end text:name="__RefHeading__36_675463258"/></text:h>
      <text:p text:style-name="P52">Ce choix de menu permet d’ouvrir une fenêtre depuis laquelle vous pourrez facilement ouvrir tous les applications ou sites web pour lesquels vous avez défini une configuration de SSO.</text:p>
      <text:p text:style-name="P32"><draw:frame draw:style-name="fr3" draw:name="images13" text:anchor-type="as-char" svg:width="9.208cm" svg:height="15.425cm" draw:z-index="67"><draw:image xlink:href="Pictures/100000000000015C00000247D93A4CE2.png" xlink:type="simple" xlink:show="embed" xlink:actuate="onLoad"/></draw:frame></text:p>
      <text:p text:style-name="P32">Remarques : </text:p>
      <text:list xml:id="list42409354" text:continue-numbering="true" text:style-name="WW8Num1">
        <text:list-item>
          <text:p text:style-name="P67">Vous pouvez également accéder à cette fenêtre en maintenant la touche Ctrl enfoncée et en double-cliquant sur l’icône swSSO.</text:p>
        </text:list-item>
        <text:list-item>
          <text:p text:style-name="P67">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67">La définition de la commande de lancement de chaque application se fait dans la fenêtre « Gestion des sites et applications ».</text:p>
        </text:list-item>
      </text:list>
      <text:h text:style-name="P63" text:outline-level="2"><text:bookmark-start text:name="_Ref251231772"/><text:bookmark-start text:name="__RefHeading__38_675463258"/>Menu « Sites et applications »<text:bookmark-end text:name="_Ref250908562"/><text:bookmark-end text:name="_Ref251231772"/><text:bookmark-end text:name="__RefHeading__38_675463258"/></text:h>
      <text:p text:style-name="Standard">Ce choix de menu permet d’accéder à la fenêtre de configuration des sites et applications :</text:p>
      <text:p text:style-name="P41"><draw:frame draw:style-name="fr3" draw:name="images14" text:anchor-type="as-char" svg:width="17.701cm" svg:height="14.129cm" draw:z-index="68"><draw:image xlink:href="Pictures/100000000000029D000002164B0EBEE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8">Un clic-droit sur une application affiche le menu suivant :</text:p>
      <text:p text:style-name="P8"/>
      <text:p text:style-name="Standard"><draw:frame draw:style-name="fr8" draw:name="images15" text:anchor-type="char" svg:width="6.72cm" svg:height="5.159cm" draw:z-index="57"><draw:image xlink:href="Pictures/2000000700001A41000014288F13E876.svm" xlink:type="simple" xlink:show="embed" xlink:actuate="onLoad"/></draw:frame></text:p>
      <text:list xml:id="list42402349" text:continue-numbering="true" text:style-name="WW8Num1">
        <text:list-item>
          <text:p text:style-name="ENUM-1"><text:soft-page-break/><text:span text:style-name="T11">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1">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1">Renommer</text:span> : permet de renommer l’application sélectionnée. Remarque : vous pouvez également utiliser la touche F2 pour passer en mode édition.</text:p>
        </text:list-item>
        <text:list-item>
          <text:p text:style-name="ENUM-1"><text:span text:style-name="T11">Déplacer vers</text:span> : affiche un sous-menu dans lequel vous pouvez sélectionner la catégorie dans laquelle vous souhaitez déplacer l’application.</text:p>
        </text:list-item>
        <text:list-item>
          <text:p text:style-name="ENUM-1"><text:span text:style-name="T11">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69"><draw:image xlink:href="Pictures/1000000000000116000000739523C6A6.png" xlink:type="simple" xlink:show="embed" xlink:actuate="onLoad"/></draw:frame></text:p>
      <text:p text:style-name="ENUM-1_20_suite">La signification est la suivante :</text:p>
      <text:list xml:id="list42405667" text:style-name="WW8Num3">
        <text:list-item>
          <text:list>
            <text:list-item>
              <text:list>
                <text:list-item>
                  <text:list>
                    <text:list-item>
                      <text:p text:style-name="P68"><draw:frame draw:style-name="fr3" draw:name="images17" text:anchor-type="as-char" svg:width="0.291cm" svg:height="0.344cm" draw:z-index="70"><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68"><draw:frame draw:style-name="fr3" draw:name="images18" text:anchor-type="as-char" svg:width="0.318cm" svg:height="0.344cm" draw:z-index="71"><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42430808" text:continue-list="list42402349" text:style-name="WW8Num1">
        <text:list-item>
          <text:p text:style-name="ENUM-1"><text:span text:style-name="T11">Dupliquer</text:span> : <text:span text:style-name="T9">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1">Ajouter un compte </text:span>: crée une nouvelle application <text:span text:style-name="T9">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1">Supprimer</text:span> : supprime l’application sélectionnée.</text:p>
        </text:list-item>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
      <text:p text:style-name="P8"><text:soft-page-break/>Un clic-droit sur une catégorie affiche le menu suivant :</text:p>
      <text:p text:style-name="Standard"><draw:frame draw:style-name="fr3" draw:name="images19" text:anchor-type="as-char" svg:width="5.821cm" svg:height="5.106cm" draw:z-index="72"><draw:image xlink:href="Pictures/10000000000000DC000000C186BC44B6.png" xlink:type="simple" xlink:show="embed" xlink:actuate="onLoad"/></draw:frame></text:p>
      <text:list xml:id="list42427582" text:continue-numbering="true" text:style-name="WW8Num1">
        <text:list-item>
          <text:p text:style-name="ENUM-1"><text:span text:style-name="T11">Activer</text:span> : active toutes les applications de la catégorie sélectionnée.</text:p>
        </text:list-item>
        <text:list-item>
          <text:p text:style-name="ENUM-1"><text:span text:style-name="T11">Désactiver</text:span>: désactive toutes les applications de la catégorie sélectionnée.</text:p>
        </text:list-item>
        <text:list-item>
          <text:p text:style-name="ENUM-1"><text:span text:style-name="T11">Renommer</text:span> : permet de renommer la catégorie sélectionnée. Remarque : vous pouvez également utiliser la touche F2 pour passer en mode édition.</text:p>
        </text:list-item>
        <text:list-item>
          <text:p text:style-name="ENUM-1"><text:span text:style-name="T11">Supprimer</text:span> : supprime la catégorie sélectionnée. Attention, une catégorie ne peut être supprimée que si elle ne contient aucune configuration de site ou application.</text:p>
        </text:list-item>
        <text:list-item>
          <text:p text:style-name="ENUM-1"><text:span text:style-name="T11">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3"><draw:image xlink:href="Pictures/100000000000019800000123CDFC2CFE.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draw:frame draw:style-name="fr3" draw:name="images21" text:anchor-type="as-char" svg:width="13.309cm" svg:height="3.678cm" draw:z-index="74"><draw:image xlink:href="Pictures/10000000000001F70000008B66FA1C99.png" xlink:type="simple" xlink:show="embed" xlink:actuate="onLoad"/></draw:frame></text:p>
      <text:list xml:id="list42418210" text:continue-numbering="true" text:style-name="WW8Num1">
        <text:list-item>
          <text:p text:style-name="ENUM-1"><text:span text:style-name="T11">Uploader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list-item>
      </text:list>
      <text:p text:style-name="ENUM-1_20_suite"><text:soft-page-break/><draw:frame draw:style-name="fr3" draw:name="images22" text:anchor-type="as-char" svg:width="12.859cm" svg:height="4.524cm" draw:z-index="75"><draw:image xlink:href="Pictures/10000000000001E6000000AB7E06413D.png" xlink:type="simple" xlink:show="embed" xlink:actuate="onLoad"/></draw:frame></text:p>
      <text:list xml:id="list42427585" text:continue-numbering="true" text:style-name="WW8Num1">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draw:line text:anchor-type="char" draw:z-index="38" draw:style-name="gr1" draw:text-style-name="P73" svg:x1="6.87cm" svg:y1="5.623cm" svg:x2="11.633cm" svg:y2="5.623cm"><text:p/></draw:line><draw:line text:anchor-type="char" draw:z-index="11" draw:style-name="gr1" draw:text-style-name="P73" svg:x1="10.16cm" svg:y1="3.267cm" svg:x2="12.065cm" svg:y2="3.267cm"><text:p/></draw:line><draw:frame draw:style-name="fr2" draw:name="Cadre1" text:anchor-type="char" svg:x="11.418cm" svg:y="10.89cm" svg:width="7.327cm" svg:height="0.961cm" draw:z-index="33"><draw:text-box><text:p text:style-name="P6">Nom du bouton (cas des fenêtres Windows) ou du formulaire (cas des sites Web) à valider</text:p><text:p text:style-name="Standard"/></draw:text-box></draw:frame><draw:line text:anchor-type="char" draw:z-index="32" draw:style-name="gr1" draw:text-style-name="P73" svg:x1="9.525cm" svg:y1="11.247cm" svg:x2="11.43cm" svg:y2="11.247cm"><text:p/></draw:line><draw:frame draw:style-name="fr2" draw:name="Cadre2" text:anchor-type="char" svg:x="11.418cm" svg:y="10.07cm" svg:width="7.327cm" svg:height="0.66cm" draw:z-index="31"><draw:text-box><text:p text:style-name="P6">Nom du champ dans lequel saisir le mdp</text:p><text:p text:style-name="Standard"/></draw:text-box></draw:frame><draw:line text:anchor-type="char" draw:z-index="30" draw:style-name="gr1" draw:text-style-name="P73" svg:x1="9.525cm" svg:y1="10.453cm" svg:x2="11.43cm" svg:y2="10.453cm"><text:p/></draw:line><draw:frame draw:style-name="fr2" draw:name="Cadre3" text:anchor-type="char" svg:x="11.418cm" svg:y="9.276cm" svg:width="7.327cm" svg:height="0.66cm" draw:z-index="29"><draw:text-box><text:p text:style-name="P6">Nom du champ dans lequel saisir l’identifiant</text:p></draw:text-box></draw:frame><draw:line text:anchor-type="char" draw:z-index="28" draw:style-name="gr1" draw:text-style-name="P73" svg:x1="9.551cm" svg:y1="9.659cm" svg:x2="11.456cm" svg:y2="9.659cm"><text:p/></draw:line><draw:frame draw:style-name="fr2" draw:name="Cadre4" text:anchor-type="char" svg:x="11.418cm" svg:y="6.101cm" svg:width="7.327cm" svg:height="0.66cm" draw:z-index="23"><draw:text-box><text:p text:style-name="P6">Type d’application : site web, popup ou fenêtre</text:p></draw:text-box></draw:frame><draw:frame draw:style-name="fr2" draw:name="Cadre5" text:anchor-type="char" svg:x="11.418cm" svg:y="7.715cm" svg:width="7.327cm" svg:height="0.66cm" draw:z-index="27"><draw:text-box><text:p text:style-name="P6">URL du site web</text:p></draw:text-box></draw:frame><draw:line text:anchor-type="char" draw:z-index="26" draw:style-name="gr1" draw:text-style-name="P73" svg:x1="9.525cm" svg:y1="8.072cm" svg:x2="11.43cm" svg:y2="8.072cm"><text:p/></draw:line><draw:frame draw:style-name="fr2" draw:name="Cadre6" text:anchor-type="char" svg:x="11.418cm" svg:y="6.895cm" svg:width="7.327cm" svg:height="0.66cm" draw:z-index="25"><draw:text-box><text:p text:style-name="P6">Titre de la fenêtre</text:p></draw:text-box></draw:frame><draw:frame draw:style-name="fr2" draw:name="Cadre7" text:anchor-type="char" svg:x="11.418cm" svg:y="1.244cm" svg:width="7.327cm" svg:height="0.66cm" draw:z-index="37"><draw:text-box><text:p text:style-name="P6">Identifiants complémentaires : voir ci-dessous</text:p></draw:text-box></draw:frame><draw:line text:anchor-type="char" draw:z-index="36" draw:style-name="gr1" draw:text-style-name="P73" svg:x1="9.049cm" svg:y1="1.547cm" svg:x2="11.589cm" svg:y2="1.547cm"><text:p/></draw:line><draw:frame draw:style-name="fr2" draw:name="Cadre8" text:anchor-type="char" svg:x="11.418cm" svg:y="3.678cm" svg:width="7.327cm" svg:height="0.66cm" draw:z-index="21"><draw:text-box><text:p text:style-name="P6">Mot de passe</text:p></draw:text-box></draw:frame><draw:line text:anchor-type="char" draw:z-index="15" draw:style-name="gr1" draw:text-style-name="P73" svg:x1="8.573cm" svg:y1="4.008cm" svg:x2="11.431cm" svg:y2="4.008cm"><text:p/></draw:line><draw:frame draw:style-name="fr2" draw:name="Cadre9" text:anchor-type="char" svg:x="11.418cm" svg:y="2.91cm" svg:width="7.327cm" svg:height="0.66cm" draw:z-index="20"><draw:text-box><text:p text:style-name="P6">Voir le mot de passe en clair</text:p></draw:text-box></draw:frame><draw:frame draw:style-name="fr2" draw:name="Cadre10" text:anchor-type="char" svg:x="11.418cm" svg:y="2.09cm" svg:width="7.327cm" svg:height="0.66cm" draw:z-index="17"><draw:text-box><text:p text:style-name="P6">Identifiant (login) de connexion à l’application</text:p></draw:text-box></draw:frame><draw:line text:anchor-type="char" draw:z-index="16" draw:style-name="gr1" draw:text-style-name="P73" svg:x1="8.255cm" svg:y1="3.373cm" svg:x2="8.573cm" svg:y2="4.008cm"><text:p/></draw:line><draw:line text:anchor-type="char" draw:z-index="10" draw:style-name="gr1" draw:text-style-name="P73" svg:x1="9.525cm" svg:y1="2.473cm" svg:x2="11.43cm" svg:y2="2.473cm"><text:p/></draw:line><draw:line text:anchor-type="char" draw:z-index="44" draw:style-name="gr1" draw:text-style-name="P73" svg:x1="9.929cm" svg:y1="12.114cm" svg:x2="11.43cm" svg:y2="12.58cm"><text:p/></draw:line><draw:line text:anchor-type="char" draw:z-index="46" draw:style-name="gr1" draw:text-style-name="P73" svg:x1="10.16cm" svg:y1="12.898cm" svg:x2="11.43cm" svg:y2="12.58cm"><text:p/></draw:line><draw:frame draw:style-name="fr2" draw:name="Cadre11" text:anchor-type="char" svg:x="11.418cm" svg:y="12.356cm" svg:width="7.327cm" svg:height="0.66cm" draw:z-index="45"><draw:text-box><text:p text:style-name="P6">Commande de lancement de l’application</text:p></draw:text-box></draw:frame><draw:line text:anchor-type="char" draw:z-index="34" draw:style-name="gr1" draw:text-style-name="P73" svg:x1="10.16cm" svg:y1="13.982cm" svg:x2="11.43cm" svg:y2="14.802cm"><text:p/></draw:line><draw:frame draw:style-name="fr2" draw:name="Cadre12" text:anchor-type="char" svg:x="11.418cm" svg:y="13.52cm" svg:width="7.327cm" svg:height="2.39cm" draw:z-index="35"><draw:text-box><text:p text:style-name="P4"><text:span text:style-name="T4">OK</text:span><text:span text:style-name="T1"> : enregistre les modifications et ferme la fenêtre</text:span></text:p><text:p text:style-name="P4"><text:span text:style-name="T4">Annule</text:span><text:span text:style-name="T1"> : ferme la fenêtre sans enregistrer les modifications</text:span></text:p><text:p text:style-name="P4"><text:span text:style-name="T4">Appliquer</text:span><text:span text:style-name="T1"> : enregistre les modifications sans fermer la fenêtre</text:span></text:p><text:p text:style-name="P6"/><text:p text:style-name="Standard"/></draw:text-box></draw:frame><draw:line text:anchor-type="char" draw:z-index="24" draw:style-name="gr1" draw:text-style-name="P73" svg:x1="9.525cm" svg:y1="7.278cm" svg:x2="11.43cm" svg:y2="7.278cm"><text:p/></draw:line><draw:line text:anchor-type="char" draw:z-index="22" draw:style-name="gr1" draw:text-style-name="P73" svg:x1="9.551cm" svg:y1="6.484cm" svg:x2="11.456cm" svg:y2="6.484cm"><text:p/></draw:line><draw:frame draw:style-name="fr2" draw:name="Cadre13" text:anchor-type="char" svg:x="11.418cm" svg:y="5.255cm" svg:width="7.327cm" svg:height="0.66cm" draw:z-index="39"><draw:text-box><text:p text:style-name="P6">Champs complémentaires : voir ci-dessous</text:p></draw:text-box></draw:frame><draw:frame draw:style-name="fr3" draw:name="images23" text:anchor-type="as-char" svg:width="9.447cm" svg:height="14.369cm" draw:z-index="76"><draw:image xlink:href="Pictures/10000000000001650000021F52227256.png" xlink:type="simple" xlink:show="embed" xlink:actuate="onLoad"/></draw:frame></text:p>
      <text:p text:style-name="Standard"/>
      <text:p text:style-name="Standard"/>
      <text:p text:style-name="Standard"/>
      <text:p text:style-name="Standard"/>
      <text:p text:style-name="Standard"><text:soft-page-break/></text:p>
      <text:p text:style-name="Standard">En faisant clic-droit sur le champ « mot de passe », le menu suivant apparaît :</text:p>
      <text:p text:style-name="Standard"/>
      <text:p text:style-name="Standard"><draw:frame draw:style-name="fr9" draw:name="images48" text:anchor-type="paragraph" svg:x="6.472cm" svg:y="0cm" svg:width="5.055cm" svg:height="3.785cm" draw:z-index="59"><draw:image xlink:href="Pictures/20000009000013BF00000EC99516AE21.svm" xlink:type="simple" xlink:show="embed" xlink:actuate="onLoad"/></draw:frame></text:p>
      <text:p text:style-name="Standard">Sélectionnez la longueur et les types de caractères que vous souhaitez et swSSO générera pour vous un mot de passe aléatoire.</text:p>
      <text:p text:style-name="Standard"><draw:frame draw:style-name="fr2" draw:name="Cadre14" text:anchor-type="char" svg:x="11.418cm" svg:y="6.89cm" svg:width="7.327cm" svg:height="2.046cm" draw:z-index="43"><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5" text:anchor-type="char" svg:x="11.418cm" svg:y="2.249cm" svg:width="7.327cm" svg:height="2.046cm" draw:z-index="41"><draw:text-box><text:p text:style-name="P6">Certains sites demandent au moment de la connexion la saisie d’informations en complément de l’identifiant et du mot de passe : swSSO vous permet de définir 3 identifiants complémentaires.</text:p><text:p text:style-name="Standard"/></draw:text-box></draw:frame><draw:line text:anchor-type="char" draw:z-index="42" draw:style-name="gr1" draw:text-style-name="P73" svg:x1="9.843cm" svg:y1="7.916cm" svg:x2="11.748cm" svg:y2="7.92cm"><text:p/></draw:line><draw:line text:anchor-type="char" draw:z-index="40" draw:style-name="gr1" draw:text-style-name="P73" svg:x1="9.843cm" svg:y1="3.276cm" svg:x2="11.748cm" svg:y2="3.28cm"><text:p/></draw:line><draw:frame draw:style-name="fr3" draw:name="images24" text:anchor-type="as-char" svg:width="8.968cm" svg:height="11.322cm" draw:z-index="77"><draw:image xlink:href="Pictures/1000000000000153000001AC0E65E148.png" xlink:type="simple" xlink:show="embed" xlink:actuate="onLoad"/></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32">Affiche la fenêtre de configuration de swSSO :</text:p>
      <text:p text:style-name="P33"><draw:frame draw:style-name="fr3" draw:name="images25" text:anchor-type="as-char" svg:width="14.102cm" svg:height="11.88cm" draw:z-index="78"><draw:image xlink:href="Pictures/1000000000000215000001C1E02C7F29.png" xlink:type="simple" xlink:show="embed" xlink:actuate="onLoad"/></draw:frame></text:p>
      <text:p text:style-name="P11"/>
      <text:list xml:id="list42404953" text:continue-numbering="true" text:style-name="WW8Num1">
        <text:list-item>
          <text:p text:style-name="ENUM-1"><text:span text:style-name="T11">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ENUM-1"><text:span text:style-name="T11">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1">y compris les versions beta </text:span>: si cette case est cochée, swSSO vous préviendra également de la publication des versions beta.</text:p>
        </text:list-item>
        <text:list-item>
          <text:p text:style-name="ENUM-1"><text:span text:style-name="T11">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1">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1">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pan text:style-name="T11">Bouton « Tester la connexion » :</text:span> ce bouton permet de tester la connexion au serveur swSSO :</text:p>
        </text:list-item>
      </text:list>
      <text:p text:style-name="P49"><text:soft-page-break/><draw:frame draw:style-name="fr3" draw:name="images26" text:anchor-type="as-char" svg:width="9.551cm" svg:height="3.678cm" draw:z-index="79"><draw:image xlink:href="Pictures/10000000000001690000008B8941C5B1.png" xlink:type="simple" xlink:show="embed" xlink:actuate="onLoad"/></draw:frame></text:p>
      <text:list xml:id="list42428519" text:continue-numbering="true" text:style-name="WW8Num1">
        <text:list-item>
          <text:p text:style-name="ENUM-1"><text:span text:style-name="T11">Adresse du proxy :</text:span> saisissez ici l’URL et le port du proxy, par exemple : </text:p>
        </text:list-item>
      </text:list>
      <text:p text:style-name="ENUM-1_20_suite"><text:a xlink:type="simple" xlink:href="http://monproxy:8080/"><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42427208" text:continue-numbering="true" text:style-name="WW8Num1">
        <text:list-item>
          <text:p text:style-name="ENUM-1"><text:span text:style-name="T11">Utilisateur :</text:span> si votre proxy nécessite une authentification, saisissez votre identifiant ici.</text:p>
        </text:list-item>
        <text:list-item>
          <text:p text:style-name="ENUM-1"><text:span text:style-name="T11">Mot de passe :</text:span> si votre proxy nécessite une authentification, saisissez votre mot de passe ici.</text:p>
        </text:list-item>
        <text:list-item>
          <text:p text:style-name="ENUM-1"><text:span text:style-name="T11">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P12"/>
      <text:p text:style-name="P11"><text:soft-page-break/><draw:frame draw:style-name="fr3" draw:name="images27" text:anchor-type="as-char" svg:width="14.102cm" svg:height="11.88cm" draw:z-index="80"><draw:image xlink:href="Pictures/1000000000000215000001C10BCFA212.png" xlink:type="simple" xlink:show="embed" xlink:actuate="onLoad"/></draw:frame></text:p>
      <text:p text:style-name="P11"/>
      <text:list xml:id="list42430466" text:continue-numbering="true" text:style-name="WW8Num1">
        <text:list-item>
          <text:p text:style-name="ENUM-1"><text:span text:style-name="T11">Bouton « Licence » :</text:span> affiche la licence.</text:p>
        </text:list-item>
        <text:list-item>
          <text:p text:style-name="ENUM-1"><text:span text:style-name="T11">Serveur swSSO : </text:span>affiche le serveur de configuration swSSO utilisé.</text:p>
        </text:list-item>
        <text:list-item>
          <text:p text:style-name="ENUM-1"><text:span text:style-name="T11">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1">Bouton « Parcourir » :</text:span> permet de définir le chemin et le nom du fichier portail généré par swSSO.</text:p>
        </text:list-item>
        <text:list-item>
          <text:p text:style-name="ENUM-1"><text:span text:style-name="T11">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1">Fichier de configuration :</text:span> affiche le chemin complet du fichier de configuration.</text:p>
        </text:list-item>
        <text:list-item>
          <text:p text:style-name="ENUM-1"><text:span text:style-name="T11">Bouton « Ouvrir » :</text:span> ouvre le fichier de configuration.</text:p>
        </text:list-item>
        <text:list-item>
          <text:p text:style-name="ENUM-1"><text:span text:style-name="T11">Nombre de SSO réalisés :</text:span> affiche le nombre de SSO réalisés pour les sites web, les popups et les fenêtres Windows.</text:p>
        </text:list-item>
        <text:list-item>
          <text:p text:style-name="ENUM-1"><text:span text:style-name="T11">Applications configurées </text:span>: affiche le nombre d’applications configurées dans swSSO.</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Standard"/>
      <text:p text:style-name="P32"/>
      <text:h text:style-name="Heading_20_2" text:outline-level="2"><text:bookmark-start text:name="__RefHeading__42_675463258"/>Menu « Mot de passe… »<text:bookmark-end text:name="__RefHeading__42_675463258"/></text:h>
      <text:p text:style-name="Standard">Cette option vous permet de changer votre mot de passe swSSO :</text:p>
      <text:p text:style-name="P11"><text:soft-page-break/><draw:frame draw:style-name="fr3" draw:name="images30" text:anchor-type="as-char" svg:width="10.53cm" svg:height="6.191cm" draw:z-index="1"><draw:image xlink:href="Pictures/100000000000018E000000EAC4BC81C3.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draw:frame draw:style-name="fr3" draw:name="images31" text:anchor-type="as-char" svg:width="16.219cm" svg:height="3.678cm" draw:z-index="2"><draw:image xlink:href="Pictures/10000000000002650000008BFD61F608.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42406538"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52"/>
      <text:p text:style-name="P55">Le fichier xml produit a la structure suivante :</text:p>
      <text:p text:style-name="P27"/>
      <text:p text:style-name="P29">&lt;?xml version="1.0" encoding="ISO-8859-1"?&gt;</text:p>
      <text:p text:style-name="P29">&lt;?xml-stylesheet type="text/xsl" href="./swsso.xsl"?&gt;</text:p>
      <text:p text:style-name="P30">&lt;swsso&gt;</text:p>
      <text:p text:style-name="P30"><text:tab/>&lt;app&gt;</text:p>
      <text:p text:style-name="P30"><text:tab/><text:tab/>&lt;categoryLabel&gt;Non classé&lt;/categoryLabel&gt;</text:p>
      <text:p text:style-name="P28"><text:span text:style-name="T14"><text:tab/><text:tab/></text:span><text:span text:style-name="T15">&lt;categoryIndex&gt;0&lt;/categoryIndex&gt;</text:span></text:p>
      <text:p text:style-name="P31"><text:tab/><text:tab/>&lt;categoryId&gt;0&lt;/categoryId&gt;</text:p>
      <text:p text:style-name="P31"><text:tab/><text:tab/>&lt;label&gt;swSSO&lt;/label&gt;</text:p>
      <text:p text:style-name="P31"><text:tab/><text:tab/>&lt;url&gt;&lt;![CDATA[http://www.swsso.fr/demo/]]&gt;&lt;/url&gt;</text:p>
      <text:p text:style-name="P31"><text:tab/><text:tab/>&lt;title&lt;![CDATA[swSSO - Démonstration (connexion)]]&gt;&lt;/title&gt;</text:p>
      <text:p text:style-name="P31"><text:tab/>&lt;/app&gt;</text:p>
      <text:p text:style-name="P31"><text:tab/>&lt;app&gt;</text:p>
      <text:p text:style-name="P31"><text:tab/><text:tab/>…</text:p>
      <text:p text:style-name="P31"><text:tab/>&lt;/app&gt;</text:p>
      <text:p text:style-name="P31">…</text:p>
      <text:p text:style-name="P31">&lt;/swsso&gt;</text:p>
      <text:p text:style-name="P35"/>
      <text:p text:style-name="Standard">Une section &lt;app&gt;…&lt;/app&gt; est générée pour chaque site. Les valeurs au sein de cette section sont :</text:p>
      <text:list xml:id="list42422009" text:continue-numbering="true" text:style-name="WW8Num1">
        <text:list-item>
          <text:p text:style-name="ENUM-1"><text:span text:style-name="T11">categoryLabel</text:span> : libellé de la catégorie à laquelle est rattaché le site ;</text:p>
        </text:list-item>
        <text:list-item>
          <text:p text:style-name="ENUM-1"><text:span text:style-name="T11">categoryId</text:span> : identifiant de la catégorie (valeur qui figure dans la section catégories de swsso.ini et dans la clé categoryId de chaque application) ;</text:p>
        </text:list-item>
        <text:list-item>
          <text:p text:style-name="ENUM-1"><text:span text:style-name="T11">categoryIndex</text:span> : numéro d’ordre, sans trou (les catégories vides ou ne contenant que des applications non affichables au portail – applications non Web ou désactivées – sont ignorées) ;</text:p>
        </text:list-item>
        <text:list-item>
          <text:p text:style-name="ENUM-1"><text:span text:style-name="T11">label </text:span>: nom que vous avez attribué au site web (valeur qui figure dans l’arbre de la partie gauche de la fenêtre « gestion des applications et sites »).</text:p>
        </text:list-item>
        <text:list-item>
          <text:p text:style-name="ENUM-1"><text:span text:style-name="T11">url </text:span>: url du site.</text:p>
        </text:list-item>
        <text:list-item>
          <text:p text:style-name="ENUM-1"><text:span text:style-name="T11">title </text:span>: titre de la page web.</text:p>
        </text:list-item>
      </text:list>
      <text:h text:style-name="Heading_20_2" text:outline-level="2"><text:bookmark-start text:name="_Ref256956579"/><text:bookmark-start text:name="__RefHeading__46_675463258"/>Menus « Activer » et « Désactiver »<text:bookmark-end text:name="_Ref250908328"/><text:bookmark-end text:name="_Ref256956579"/><text:bookmark-end text:name="__RefHeading__46_675463258"/></text:h>
      <text:p text:style-name="P32">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42431465" text:continue-numbering="true" text:style-name="WW8Num1">
        <text:list-item>
          <text:p text:style-name="P67">Vous n'avez pas choisi l'option de sécurité maximale ;</text:p>
        </text:list-item>
        <text:list-item>
          <text:p text:style-name="P67">Vous avez choisi l’option de sécurité maximale, mais avez demandé à ne plus saisir votre mot de passe.</text:p>
        </text:list-item>
      </text:list>
      <text:p text:style-name="P32">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42427348"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60">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42430360" text:continue-numbering="true" text:style-name="WW8Num1">
        <text:list-item>
          <text:p text:style-name="ENUM-1">Les « <text:span text:style-name="T11">popups d’authentification » </text:span>des navigateurs Internet Explorer et Firefox ;</text:p>
        </text:list-item>
        <text:list-item>
          <text:p text:style-name="ENUM-1">Les « <text:span text:style-name="T11">pages Web » </text:span>affichées par les navigateurs Internet Explorer et Firefox ;</text:p>
        </text:list-item>
        <text:list-item>
          <text:p text:style-name="ENUM-1">Les « <text:span text:style-name="T11">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48">Nom de la valeur</text:p>
            </table:table-cell>
            <table:table-cell table:style-name="Tableau2.B1" office:value-type="string">
              <text:p text:style-name="P48">Description</text:p>
            </table:table-cell>
          </table:table-row>
        </table:table-header-rows>
        <table:table-row table:style-name="Tableau2.2">
          <table:table-cell table:style-name="Tableau2.A8" office:value-type="string">
            <text:p text:style-name="P46">Type</text:p>
          </table:table-cell>
          <table:table-cell table:style-name="Tableau2.B8" office:value-type="string">
            <text:p text:style-name="P46">Site Web, Popup d’authentification ou fenêtre Windows.</text:p>
          </table:table-cell>
        </table:table-row>
        <table:table-row table:style-name="Tableau2.2">
          <table:table-cell table:style-name="Tableau2.A8" office:value-type="string">
            <text:p text:style-name="P46">Titre de la fenêtre</text:p>
          </table:table-cell>
          <table:table-cell table:style-name="Tableau2.B8" office:value-type="string">
            <text:p text:style-name="P46">Titre complet ou début du titre. Les caractères joker type ‘*’ sont acceptés <text:span text:style-name="T18">en début et/ou fin de chaîne</text:span>. Exemples :<text:line-break/>*titre<text:line-break/>titre*<text:line-break/>*titre*</text:p>
            <text:p text:style-name="Tableau_20__28_normal_29_">La comparaison ne tient pas compte de la casse.</text:p>
          </table:table-cell>
        </table:table-row>
        <table:table-row table:style-name="Tableau2.2">
          <table:table-cell table:style-name="Tableau2.A8" office:value-type="string">
            <text:p text:style-name="P46">URL</text:p>
          </table:table-cell>
          <table:table-cell table:style-name="Tableau2.B8" office:value-type="string">
            <text:p text:style-name="P46">Cette valeur peut être complète ou partielle. Le caractère joker ‘*’ est accepté <text:span text:style-name="T18">en fin de chaîne uniquement</text:span> et permet d’indiquer que seul le début de l’URL est fourni. La comparaison ne tient pas compte de la casse. Attention, la signification de ce champ URL varie en fonction du type de la fenêtre (voir paragraphes dédiés à chaque type de fenêtre).</text:p>
          </table:table-cell>
        </table:table-row>
        <table:table-row table:style-name="Tableau2.2">
          <table:table-cell table:style-name="Tableau2.A8" office:value-type="string">
            <text:p text:style-name="P46">Simulation de frappe clavier</text:p>
          </table:table-cell>
          <table:table-cell table:style-name="Tableau2.B8" office:value-type="string">
            <text:p text:style-name="P46">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46">Champ identifiant</text:p>
          </table:table-cell>
          <table:table-cell table:style-name="Tableau2.B8" office:value-type="string">
            <text:p text:style-name="P46">Nom du champ identifiant à renseigner. Voir signification dans le paragraphe dédié à chaque type de fenêtre.</text:p>
          </table:table-cell>
        </table:table-row>
        <table:table-row table:style-name="Tableau2.2">
          <table:table-cell table:style-name="Tableau2.A8" office:value-type="string">
            <text:p text:style-name="P46">Champ mot de passe</text:p>
          </table:table-cell>
          <table:table-cell table:style-name="Tableau2.B8" office:value-type="string">
            <text:p text:style-name="P46">Nom du champ mot de passe à renseigner. Voir signification dans le paragraphe dédié à chaque type de fenêtre.</text:p>
          </table:table-cell>
        </table:table-row>
        <text:soft-page-break/>
        <table:table-row table:style-name="Tableau2.2">
          <table:table-cell table:style-name="Tableau2.A8" office:value-type="string">
            <text:p text:style-name="P46">Validation</text:p>
          </table:table-cell>
          <table:table-cell table:style-name="Tableau2.B8" office:value-type="string">
            <text:p text:style-name="P46">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0"/>
      <text:p text:style-name="P10">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0" draw:name="images29" text:anchor-type="as-char" svg:y="0cm" svg:width="13.123cm" svg:height="3.679cm" draw:z-index="81"><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0"/>
      <text:p text:style-name="P10">Voici un exemple de popup d’authentification Internet Explorer :</text:p>
      <text:p text:style-name="Standard"><draw:frame draw:style-name="fr3" draw:name="images32" text:anchor-type="as-char" svg:width="8.624cm" svg:height="7.886cm" draw:z-index="3"><draw:image xlink:href="Pictures/10000000000001460000012AC5074C3A.png" xlink:type="simple" xlink:show="embed" xlink:actuate="onLoad"/></draw:frame></text:p>
      <text:p text:style-name="Standard"/>
      <text:p text:style-name="P17">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48">Nom de la valeur</text:p>
          </table:table-cell>
          <table:table-cell table:style-name="Tableau3.B1" office:value-type="string">
            <text:p text:style-name="P48">Valeur et description</text:p>
          </table:table-cell>
        </table:table-row>
        <text:soft-page-break/>
        <table:table-row table:style-name="Tableau3.2">
          <table:table-cell table:style-name="Tableau3.A8" office:value-type="string">
            <text:p text:style-name="P46">Type</text:p>
          </table:table-cell>
          <table:table-cell table:style-name="Tableau3.B8" office:value-type="string">
            <text:p text:style-name="P46">Popup d’authentification du navigateur</text:p>
          </table:table-cell>
        </table:table-row>
        <table:table-row table:style-name="Tableau3.2">
          <table:table-cell table:style-name="Tableau3.A8" office:value-type="string">
            <text:p text:style-name="P46">Titre de la fenêtre</text:p>
          </table:table-cell>
          <table:table-cell table:style-name="Tableau3.B8" office:value-type="string">
            <text:p text:style-name="P46">Connexion à <text:a xlink:type="simple" xlink:href="http://www.e-marchespublics.com/"><text:span text:style-name="Internet_20_link">www.e-marchespublics.com</text:span></text:a></text:p>
          </table:table-cell>
        </table:table-row>
        <table:table-row table:style-name="Tableau3.2">
          <table:table-cell table:style-name="Tableau3.A8" office:value-type="string">
            <text:p text:style-name="P46">URL</text:p>
          </table:table-cell>
          <table:table-cell table:style-name="Tableau3.B8" office:value-type="string">
            <text:p text:style-name="P46">Laisser ce champ vide </text:p>
          </table:table-cell>
        </table:table-row>
        <table:table-row table:style-name="Tableau3.2">
          <table:table-cell table:style-name="Tableau3.A8" office:value-type="string">
            <text:p text:style-name="P46">Simulation de frappe clavier</text:p>
          </table:table-cell>
          <table:table-cell table:style-name="Tableau3.B8" office:value-type="string">
            <text:p text:style-name="P46">Ne pas cocher la case</text:p>
          </table:table-cell>
        </table:table-row>
        <table:table-row table:style-name="Tableau3.2">
          <table:table-cell table:style-name="Tableau3.A8" office:value-type="string">
            <text:p text:style-name="P46">Champ identifiant</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Champ mot de passe</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Validation</text:p>
          </table:table-cell>
          <table:table-cell table:style-name="Tableau3.B8" office:value-type="string">
            <text:p text:style-name="P46">Laisser ce champ vide</text:p>
          </table:table-cell>
        </table:table-row>
      </table:table>
      <text:p text:style-name="P34">Voici un exemple de popup d’authentification Firefox :</text:p>
      <text:p text:style-name="P32"><draw:frame draw:style-name="fr3" draw:name="images33" text:anchor-type="as-char" svg:width="16.812cm" svg:height="4.205cm" draw:z-index="4"><draw:image xlink:href="Pictures/10000000000002C2000000B18880B529.png" xlink:type="simple" xlink:show="embed" xlink:actuate="onLoad"/></draw:frame></text:p>
      <text:p text:style-name="Standard"/>
      <text:p text:style-name="P17">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48">Nom de la valeur</text:p>
          </table:table-cell>
          <table:table-cell table:style-name="Tableau4.B1" office:value-type="string">
            <text:p text:style-name="P48">Valeur et description</text:p>
          </table:table-cell>
        </table:table-row>
        <table:table-row table:style-name="Tableau4.2">
          <table:table-cell table:style-name="Tableau4.A8" office:value-type="string">
            <text:p text:style-name="P46">Type</text:p>
          </table:table-cell>
          <table:table-cell table:style-name="Tableau4.B8" office:value-type="string">
            <text:p text:style-name="P46">Popup d’authentification du navigateur</text:p>
          </table:table-cell>
        </table:table-row>
        <table:table-row table:style-name="Tableau4.2">
          <table:table-cell table:style-name="Tableau4.A8" office:value-type="string">
            <text:p text:style-name="P46">Titre de la fenêtre</text:p>
          </table:table-cell>
          <table:table-cell table:style-name="Tableau4.B8" office:value-type="string">
            <text:p text:style-name="P46">Authentification requise</text:p>
          </table:table-cell>
        </table:table-row>
        <table:table-row table:style-name="Tableau4.2">
          <table:table-cell table:style-name="Tableau4.A8" office:value-type="string">
            <text:p text:style-name="P46">URL</text:p>
          </table:table-cell>
          <table:table-cell table:style-name="Tableau4.B8" office:value-type="string">
            <text:p text:style-name="P46">Le site https://www.e-marchespublics.com*</text:p>
            <text:p text:style-name="Tableau_20__28_normal_29_">Explication : pour les popups Firefox, le champ URL désigne le message entier qui figure en haut de la fenêtre. Il faut donc saisir le message en entier (pas seulement l’URL) ou tout au moins le début du message contenant l’URL permettant de différencier les sites. </text:p>
          </table:table-cell>
        </table:table-row>
        <table:table-row table:style-name="Tableau4.2">
          <table:table-cell table:style-name="Tableau4.A8" office:value-type="string">
            <text:p text:style-name="P46">Simulation de frappe clavier</text:p>
          </table:table-cell>
          <table:table-cell table:style-name="Tableau4.B8" office:value-type="string">
            <text:p text:style-name="P46">Ne pas cocher la case</text:p>
          </table:table-cell>
        </table:table-row>
        <table:table-row table:style-name="Tableau4.2">
          <table:table-cell table:style-name="Tableau4.A8" office:value-type="string">
            <text:p text:style-name="P46">Champ identifiant</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Champ mot de passe</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Validation</text:p>
          </table:table-cell>
          <table:table-cell table:style-name="Tableau4.B8" office:value-type="string">
            <text:p text:style-name="P46">Laisser ce champ vide</text:p>
          </table:table-cell>
        </table:table-row>
      </table:table>
      <text:p text:style-name="P34"><text:soft-page-break/>Voici un exemple de popup d’authentification Chrome :</text:p>
      <text:p text:style-name="P32"><draw:frame draw:style-name="fr3" draw:name="images34" text:anchor-type="as-char" svg:width="13.811cm" svg:height="10.848cm" draw:z-index="5"><draw:image xlink:href="Pictures/100000000000020A0000019A9992F5CB.png" xlink:type="simple" xlink:show="embed" xlink:actuate="onLoad"/></draw:frame></text:p>
      <text:p text:style-name="Standard"/>
      <text:p text:style-name="P17">Pour configurer le SSO sur cette fenêtre, vous devez saisir les paramètres suivants :</text:p>
      <table:table table:name="Tableau5" table:style-name="Tableau5">
        <table:table-column table:style-name="Tableau5.A"/>
        <table:table-column table:style-name="Tableau5.B"/>
        <table:table-row table:style-name="Tableau5.1">
          <table:table-cell table:style-name="Tableau5.A1" office:value-type="string">
            <text:p text:style-name="P48">Nom de la valeur</text:p>
          </table:table-cell>
          <table:table-cell table:style-name="Tableau5.B1" office:value-type="string">
            <text:p text:style-name="P48">Valeur et description</text:p>
          </table:table-cell>
        </table:table-row>
        <table:table-row table:style-name="Tableau5.2">
          <table:table-cell table:style-name="Tableau5.A8" office:value-type="string">
            <text:p text:style-name="P46">Type</text:p>
          </table:table-cell>
          <table:table-cell table:style-name="Tableau5.B8" office:value-type="string">
            <text:p text:style-name="P46">Popup d’authentification du navigateur</text:p>
          </table:table-cell>
        </table:table-row>
        <table:table-row table:style-name="Tableau5.2">
          <table:table-cell table:style-name="Tableau5.A8" office:value-type="string">
            <text:p text:style-name="P46">Titre de la fenêtre</text:p>
          </table:table-cell>
          <table:table-cell table:style-name="Tableau5.B8" office:value-type="string">
            <text:p text:style-name="P46">Authentification requise</text:p>
          </table:table-cell>
        </table:table-row>
        <table:table-row table:style-name="Tableau5.2">
          <table:table-cell table:style-name="Tableau5.A8" office:value-type="string">
            <text:p text:style-name="P46">URL</text:p>
          </table:table-cell>
          <table:table-cell table:style-name="Tableau5.B8" office:value-type="string">
            <text:p text:style-name="P46">www.e-marchespublics.com</text:p>
            <text:p text:style-name="Tableau_20__28_normal_29_">Explication : contrairement aux autres navigateurs, pour les popups Chrome, l’URL utilisée pour la reconnaissance est celle qui figure dans la barre d’URL du navigateur et non celle qui figure dans le message de la popup. </text:p>
            <text:p text:style-name="P47">Attention : si c’est un équipement de type proxy qui affiche une popup d’authentification, l’URL de la barre d’URL du navigateur sera celle du site demandé par l’utilisateur alors que l’identifiant et le mot de passe à saisir seront ceux du proxy. Ce cas n’est pas traité par swSSO dans cette version. La solution de contournement proposée consiste à définir une page par défaut internet sur le navigateur : ainsi, le premier site accédé est connu et l’authentification proxy peut être configurée.</text:p>
          </table:table-cell>
        </table:table-row>
        <table:table-row table:style-name="Tableau5.2">
          <table:table-cell table:style-name="Tableau5.A8" office:value-type="string">
            <text:p text:style-name="P46">Simulation de frappe clavier</text:p>
          </table:table-cell>
          <table:table-cell table:style-name="Tableau5.B8" office:value-type="string">
            <text:p text:style-name="P46">Ne pas cocher la case</text:p>
          </table:table-cell>
        </table:table-row>
        <table:table-row table:style-name="Tableau5.2">
          <table:table-cell table:style-name="Tableau5.A8" office:value-type="string">
            <text:p text:style-name="P46">Champ identifiant</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Champ mot de passe</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Validation</text:p>
          </table:table-cell>
          <table:table-cell table:style-name="Tableau5.B8" office:value-type="string">
            <text:p text:style-name="P46">Laisser ce champ vide</text:p>
          </table:table-cell>
        </table:table-row>
      </table:table>
      <text:h text:style-name="Heading_20_2"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32">Pour la configuration des sites Web, nous allons nous appuyer sur la page de démonstration swSSO (<text:a xlink:type="simple" xlink:href="http://www.swsso.fr/demo"><text:span text:style-name="Internet_20_link">www.swsso.fr/demo</text:span></text:a>):</text:p>
      <text:p text:style-name="P32"><draw:frame draw:style-name="fr3" draw:name="images35" text:anchor-type="as-char" svg:width="16.642cm" svg:height="12.224cm" draw:z-index="6"><draw:image xlink:href="Pictures/1000000000000275000001CE731D6392.png" xlink:type="simple" xlink:show="embed" xlink:actuate="onLoad"/></draw:frame></text:p>
      <text:p text:style-name="Standard">En voici le code source :</text:p>
      <text:p text:style-name="Standard"/>
      <text:p text:style-name="P24">&lt;html&gt;</text:p>
      <text:p text:style-name="P24"><text:s text:c="4"/>&lt;head&gt;</text:p>
      <text:p text:style-name="P25"><text:s text:c="8"/>&lt;title&gt;swSSO - Démonstration (connexion)&lt;/title&gt;</text:p>
      <text:p text:style-name="P24"><text:s text:c="4"/>&lt;/head&gt;</text:p>
      <text:p text:style-name="P22"><text:span text:style-name="T15"><text:s text:c="2"/>&lt;form </text:span><text:span text:style-name="T16">NAME= "formlogin"</text:span><text:span text:style-name="T15"> action="demo.html" method=post&gt;</text:span></text:p>
      <text:p text:style-name="P24"><text:s text:c="3"/>...</text:p>
      <text:p text:style-name="P22"><text:span text:style-name="T15"><text:s text:c="5"/>&lt;tr height=35px&gt;&lt;td align=right width=30%&gt;Identifiant :&lt;/td&gt;&lt;td width=70%&gt;&lt;INPUT TYPE="text" </text:span><text:span text:style-name="T16">NAME="login"</text:span><text:span text:style-name="T15"> style="width:80%"&lt;/td&gt;&lt;/tr&gt;</text:span></text:p>
      <text:p text:style-name="P22"><text:span text:style-name="T15"><text:s text:c="5"/>&lt;tr height=35px&gt;&lt;td align=right width=30%&gt;Mot de passe : &lt;/td&gt;&lt;td width=70%&gt;&lt;INPUT TYPE="password</text:span><text:span text:style-name="T16">" NAME="password"</text:span><text:span text:style-name="T15"> style="width:80%"&gt;</text:span></text:p>
      <text:p text:style-name="P22"><text:span text:style-name="T15"><text:s text:c="3"/></text:span><text:span text:style-name="T13">...</text:span></text:p>
      <text:p text:style-name="P23"><text:s text:c="2"/>&lt;/form&gt;</text:p>
      <text:p text:style-name="P23">&lt;/html&gt;</text:p>
      <text:p text:style-name="Standard">Les champs à renseigner pour configurer ce site sont :</text:p>
      <text:p text:style-name="P21"/>
      <table:table table:name="Tableau6" table:style-name="Tableau6">
        <table:table-column table:style-name="Tableau6.A"/>
        <table:table-column table:style-name="Tableau6.B"/>
        <table:table-header-rows>
          <table:table-row table:style-name="Tableau6.1">
            <table:table-cell table:style-name="Tableau6.A1" office:value-type="string">
              <text:p text:style-name="P48">Nom de la valeur</text:p>
            </table:table-cell>
            <table:table-cell table:style-name="Tableau6.B1" office:value-type="string">
              <text:p text:style-name="P48">Description</text:p>
            </table:table-cell>
          </table:table-row>
        </table:table-header-rows>
        <table:table-row table:style-name="Tableau6.2">
          <table:table-cell table:style-name="Tableau6.A8" office:value-type="string">
            <text:p text:style-name="P46">Type</text:p>
          </table:table-cell>
          <table:table-cell table:style-name="Tableau6.B8" office:value-type="string">
            <text:p text:style-name="P46">Site Web</text:p>
          </table:table-cell>
        </table:table-row>
        <table:table-row table:style-name="Tableau6.2">
          <table:table-cell table:style-name="Tableau6.A8" office:value-type="string">
            <text:p text:style-name="P46">Titre de la fenêtre</text:p>
          </table:table-cell>
          <table:table-cell table:style-name="Tableau6.B8" office:value-type="string">
            <text:p text:style-name="P46">swSSO - Démonstration (connexion)*</text:p>
            <text:p text:style-name="Tableau_20__28_normal_29_">Voir remarques ci-dessus. </text:p>
          </table:table-cell>
        </table:table-row>
        <table:table-row table:style-name="Tableau6.2">
          <table:table-cell table:style-name="Tableau6.A8" office:value-type="string">
            <text:p text:style-name="P46">URL</text:p>
          </table:table-cell>
          <table:table-cell table:style-name="Tableau6.B8" office:value-type="string">
            <text:p text:style-name="P46">http://www.swsso.fr/demo/</text:p>
            <text:p text:style-name="Tableau_20__28_normal_29_">Voir remarques ci-dessous.</text:p>
          </table:table-cell>
        </table:table-row>
        <text:soft-page-break/>
        <table:table-row table:style-name="Tableau6.2">
          <table:table-cell table:style-name="Tableau6.A8" office:value-type="string">
            <text:p text:style-name="P46">Simulation de frappe clavier</text:p>
          </table:table-cell>
          <table:table-cell table:style-name="Tableau6.B8" office:value-type="string">
            <text:p text:style-name="P46">Ne pas cocher la case</text:p>
          </table:table-cell>
        </table:table-row>
        <table:table-row table:style-name="Tableau6.2">
          <table:table-cell table:style-name="Tableau6.A8" office:value-type="string">
            <text:p text:style-name="P46">Champ identifiant</text:p>
          </table:table-cell>
          <table:table-cell table:style-name="Tableau6.B8" office:value-type="string">
            <text:p text:style-name="P46">login</text:p>
          </table:table-cell>
        </table:table-row>
        <table:table-row table:style-name="Tableau6.2">
          <table:table-cell table:style-name="Tableau6.A8" office:value-type="string">
            <text:p text:style-name="P46">Champ mot de passe</text:p>
          </table:table-cell>
          <table:table-cell table:style-name="Tableau6.B8" office:value-type="string">
            <text:p text:style-name="P46">password</text:p>
          </table:table-cell>
        </table:table-row>
        <table:table-row table:style-name="Tableau6.2">
          <table:table-cell table:style-name="Tableau6.A8" office:value-type="string">
            <text:p text:style-name="P46">Validation</text:p>
          </table:table-cell>
          <table:table-cell table:style-name="Tableau6.B8" office:value-type="string">
            <text:p text:style-name="P46">formlogin</text:p>
          </table:table-cell>
        </table:table-row>
      </table:table>
      <text:p text:style-name="Standard"/>
      <text:p text:style-name="P10">Remarque sur le champ « Titre de la fenêtre » :</text:p>
      <text:list xml:id="list42406594"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1">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0">Remarque sur le champ « URL » :</text:p>
      <text:list xml:id="list42404695" text:continue-numbering="true" text:style-name="WW8Num1">
        <text:list-item>
          <text:p text:style-name="ENUM-1">Vous pouvez saisir soit l’URL complète, soit le début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text:span text:style-name="Internet_20_link">http://www.swsso.fr/demo/</text:span></text:a>, tandis que la page suivante a pour URL <text:a xlink:type="simple" xlink:href="http://www.swsso.fr/demo/demo.html"><text:span text:style-name="Internet_20_link">http://www.swsso.fr/demo/demo.html</text:span></text:a>. Si vous saisissez <text:a xlink:type="simple" xlink:href="http://www.swsso.fr/demo*"><text:span text:style-name="Internet_20_link">http://www.swsso.fr/demo*</text:span></text:a>, swSSO ne pourra pas différencier les deux pages par une simple analyse de l’URL et va donc analyser le contenu complet de la page à la recherche des champs à remplir.</text:p>
      <text:list xml:id="list42409024"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0">Remarques sur le champ « Validation » :</text:p>
      <text:list xml:id="list42424380"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69"><text:soft-page-break/>Remarques sur les identifiants complémentaires :</text:p>
        </text:list-item>
      </text:list>
      <text:p text:style-name="P32">Certains sites web ou applications demandent des paramètres complémentaires. Par exemple, le site Web de la CAF demande, en plus de votre identifiant et de votre mot de passe, votre code postal et votre date de naissance :</text:p>
      <text:list xml:id="list42433552" text:continue-numbering="true" text:style-name="WW8Num1">
        <text:list-header>
          <text:p text:style-name="P72"><draw:frame draw:style-name="fr3" draw:name="images36" text:anchor-type="as-char" svg:width="7.011cm" svg:height="4.577cm" draw:z-index="7"><draw:image xlink:href="Pictures/1000000000000109000000AD080A8B36.png" xlink:type="simple" xlink:show="embed" xlink:actuate="onLoad"/></draw:frame></text:p>
          <text:p text:style-name="P70">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3" draw:name="images37" text:anchor-type="as-char" svg:width="8.968cm" svg:height="11.322cm" draw:z-index="8"><draw:image xlink:href="Pictures/1000000000000153000001AC0E65E148.png" xlink:type="simple" xlink:show="embed" xlink:actuate="onLoad"/></draw:frame></text:p>
      <text:list xml:id="list42425710"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
      <text:p text:style-name="P32"><text:soft-page-break/>Attention : dans le cas des listes de choix (select), la valeur à saisir ne doit pas être renseignée de la même façon selon que vous utilisez Internet Explorer ou Firefox :</text:p>
      <text:list xml:id="list42407476" text:continue-numbering="true" text:style-name="WW8Num1">
        <text:list-item>
          <text:p text:style-name="P67">Avec Internet Explorer, vous devez préciser la valeur qui est fournie dans le code HTML en regard du mot clé « value » :</text:p>
        </text:list-item>
        <text:list-item>
          <text:p text:style-name="P67">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26">&lt;select name="departements"&gt;</text:p>
      <text:p text:style-name="P26">&lt;option value="01"&gt;Ain&lt;/option&gt;</text:p>
      <text:p text:style-name="P26">&lt;option value="02"&gt;Aine&lt;/option&gt;</text:p>
      <text:p text:style-name="P26">&lt;option value="03"&gt;Allier&lt;/option&gt;</text:p>
      <text:p text:style-name="P26">&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32">Pour la configuration des sites Web, nous allons nous appuyer sur la page de démonstration swSSO (<text:a xlink:type="simple" xlink:href="http://www.swsso.fr/demo"><text:span text:style-name="Internet_20_link">www.swsso.fr/demo</text:span></text:a>):</text:p>
      <text:p text:style-name="Standard"><draw:frame draw:style-name="fr3" draw:name="images38" text:anchor-type="as-char" svg:width="17.013cm" svg:height="12.356cm" draw:z-index="9"><draw:image xlink:href="Pictures/1000000000000283000001D3547D7770.png" xlink:type="simple" xlink:show="embed" xlink:actuate="onLoad"/></draw:frame></text:p>
      <text:p text:style-name="Standard"/>
      <text:p text:style-name="P32"><text:soft-page-break/>Les champs à renseigner pour configurer ce site sont :</text:p>
      <text:p text:style-name="P32"/>
      <table:table table:name="Tableau7" table:style-name="Tableau7">
        <table:table-column table:style-name="Tableau7.A"/>
        <table:table-column table:style-name="Tableau7.B"/>
        <table:table-header-rows>
          <table:table-row table:style-name="Tableau7.1">
            <table:table-cell table:style-name="Tableau7.A1" office:value-type="string">
              <text:p text:style-name="P40">Nom de la valeur</text:p>
            </table:table-cell>
            <table:table-cell table:style-name="Tableau7.B1" office:value-type="string">
              <text:p text:style-name="P40">Valeur et commentaire</text:p>
            </table:table-cell>
          </table:table-row>
        </table:table-header-rows>
        <table:table-row table:style-name="Tableau7.2">
          <table:table-cell table:style-name="Tableau7.A9" office:value-type="string">
            <text:p text:style-name="P38">Type</text:p>
          </table:table-cell>
          <table:table-cell table:style-name="Tableau7.B9" office:value-type="string">
            <text:p text:style-name="P39">Site Web (configuration simplifiée)</text:p>
          </table:table-cell>
        </table:table-row>
        <table:table-row table:style-name="Tableau7.2">
          <table:table-cell table:style-name="Tableau7.A9" office:value-type="string">
            <text:p text:style-name="P38">Titre de la fenêtre</text:p>
          </table:table-cell>
          <table:table-cell table:style-name="Tableau7.B9" office:value-type="string">
            <text:p text:style-name="P39">swSSO - Démonstration (connexion)*</text:p>
            <text:p text:style-name="P37">Voir remarques au §<text:bookmark-ref text:reference-format="chapter" text:ref-name="_Ref271043623">3.3</text:bookmark-ref>. </text:p>
          </table:table-cell>
        </table:table-row>
        <table:table-row table:style-name="Tableau7.2">
          <table:table-cell table:style-name="Tableau7.A9" office:value-type="string">
            <text:p text:style-name="P38">URL</text:p>
          </table:table-cell>
          <table:table-cell table:style-name="Tableau7.B9" office:value-type="string">
            <text:p text:style-name="P39">www.swsso.fr/demo/</text:p>
            <text:p text:style-name="P37">Voir remarques au §<text:bookmark-ref text:reference-format="chapter" text:ref-name="_Ref271043623">3.3</text:bookmark-ref>.</text:p>
          </table:table-cell>
        </table:table-row>
        <table:table-row table:style-name="Tableau7.2">
          <table:table-cell table:style-name="Tableau7.A9" office:value-type="string">
            <text:p text:style-name="P38">Simulation de frappe clavier</text:p>
          </table:table-cell>
          <table:table-cell table:style-name="Tableau7.B9" office:value-type="string">
            <text:p text:style-name="P39">Ne pas cocher la case</text:p>
          </table:table-cell>
        </table:table-row>
        <table:table-row table:style-name="Tableau7.2">
          <table:table-cell table:style-name="Tableau7.A9" office:value-type="string">
            <text:p text:style-name="P38">Champ identifiant</text:p>
          </table:table-cell>
          <table:table-cell table:style-name="Tableau7.B9" office:value-type="string">
            <text:p text:style-name="P39">-1</text:p>
            <text:p text:style-name="P37">Position relative ou absolue du champ identifiant. </text:p>
            <text:p text:style-name="P37">La position relative est exprimée par rapport au champ mot de passe.</text:p>
            <text:p text:style-name="P37">La position absolue démarre à la valeur 1. </text:p>
            <text:p text:style-name="P37">La position est considérée comme absolue si le champ de mot de passe est configuré à 0.</text:p>
            <text:p text:style-name="P37">La position est considérée comme relative dans les autres cas.</text:p>
          </table:table-cell>
        </table:table-row>
        <table:table-row table:style-name="Tableau7.2">
          <table:table-cell table:style-name="Tableau7.A9" office:value-type="string">
            <text:p text:style-name="P38">Champ mot de passe</text:p>
          </table:table-cell>
          <table:table-cell table:style-name="Tableau7.B9" office:value-type="string">
            <text:p text:style-name="P39">1</text:p>
            <text:p text:style-name="P37">Position absolue du champ mot de passe. La position absolue démarre à la valeur 1.</text:p>
            <text:p text:style-name="P37">Si la page ne contient pas de champ mot de passe, saisir 0.</text:p>
            <text:p text:style-name="P37">Si la page contient plusieurs champs mot de passe, saisir la position absolue (1 = 1<text:span text:style-name="T7">er</text:span> champ mot de passe de la page, 2 = 2<text:span text:style-name="T7">nd</text:span> champ, …)</text:p>
          </table:table-cell>
        </table:table-row>
        <table:table-row table:style-name="Tableau7.2">
          <table:table-cell table:style-name="Tableau7.A9" office:value-type="string">
            <text:p text:style-name="P38">Validation</text:p>
          </table:table-cell>
          <table:table-cell table:style-name="Tableau7.B9" office:value-type="string">
            <text:p text:style-name="P39">[ENTER]</text:p>
            <text:p text:style-name="P37">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38">Champs identifiants complémentaires</text:p>
          </table:table-cell>
          <table:table-cell table:style-name="Tableau7.B9" office:value-type="string">
            <text:p text:style-name="P38">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0">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48">Nom de la valeur</text:p>
            </table:table-cell>
            <table:table-cell table:style-name="Tableau8.B1" office:value-type="string">
              <text:p text:style-name="P48">Description</text:p>
            </table:table-cell>
          </table:table-row>
        </table:table-header-rows>
        <table:table-row table:style-name="Tableau8.2">
          <table:table-cell table:style-name="Tableau8.A8" office:value-type="string">
            <text:p text:style-name="P46">Type</text:p>
          </table:table-cell>
          <table:table-cell table:style-name="Tableau8.B8" office:value-type="string">
            <text:p text:style-name="P46">Fenêtre Windows</text:p>
          </table:table-cell>
        </table:table-row>
        <table:table-row table:style-name="Tableau8.2">
          <table:table-cell table:style-name="Tableau8.A8" office:value-type="string">
            <text:p text:style-name="P46">Titre de la fenêtre</text:p>
          </table:table-cell>
          <table:table-cell table:style-name="Tableau8.B8" office:value-type="string">
            <text:p text:style-name="P46">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46">URL</text:p>
          </table:table-cell>
          <table:table-cell table:style-name="Tableau8.B8" office:value-type="string">
            <text:p text:style-name="P46">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46">Simulation de frappe clavier</text:p>
          </table:table-cell>
          <table:table-cell table:style-name="Tableau8.B8" office:value-type="string">
            <text:p text:style-name="P46">Ne pas cocher la case</text:p>
          </table:table-cell>
        </table:table-row>
        <table:table-row table:style-name="Tableau8.2">
          <table:table-cell table:style-name="Tableau8.A8" office:value-type="string">
            <text:p text:style-name="P46">Champ identifiant</text:p>
          </table:table-cell>
          <table:table-cell table:style-name="Tableau8.B8" office:value-type="string">
            <text:p text:style-name="P46">Identifiant du champ dans lequel vous souhaitez que se fasse la saisie de l’identifiant de connexion (voir remarque ci-dessous).</text:p>
          </table:table-cell>
        </table:table-row>
        <table:table-row table:style-name="Tableau8.2">
          <table:table-cell table:style-name="Tableau8.A8" office:value-type="string">
            <text:p text:style-name="P46">Champ mot de passe</text:p>
          </table:table-cell>
          <table:table-cell table:style-name="Tableau8.B8" office:value-type="string">
            <text:p text:style-name="P46">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46">Validation</text:p>
          </table:table-cell>
          <table:table-cell table:style-name="Tableau8.B8" office:value-type="string">
            <text:p text:style-name="P46">Identifiant du bouton Windows sur lequel vous souhaitez que swSSO clique à votre place pour valider le formulaire de connexion</text:p>
          </table:table-cell>
        </table:table-row>
      </table:table>
      <text:p text:style-name="Standard"/>
      <text:p text:style-name="P10">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42420978" text:continue-numbering="true" text:style-name="WW8Num1">
        <text:list-item>
          <text:p text:style-name="ENUM-1">1005:Entrez la clé</text:p>
        </text:list-item>
        <text:list-item>
          <text:p text:style-name="ENUM-1">1005:Entrez*</text:p>
        </text:list-item>
      </text:list>
      <text:p text:style-name="Standard"/>
      <text:p text:style-name="P10">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42430102" text:continue-numbering="true" text:style-name="WW8Num1">
        <text:list-item>
          <text:p text:style-name="ENUM-1">KBSIM:1001</text:p>
          <text:p text:style-name="P71">Remarque sur les identifiants complémentaires :</text:p>
        </text:list-item>
      </text:list>
      <text:p text:style-name="Standard"><text:soft-page-break/>Comme pour les sites Web, swSSO peut renseigner des identifiants complémentaires : vous devez préciser pour chacun :</text:p>
      <text:list xml:id="list42426734"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Ref248746655"/><text:bookmark-start text:name="__RefHeading__62_675463258"/>Simulation de frappe clavier<text:bookmark-end text:name="_Ref248746655"/><text:bookmark-end text:name="__RefHeading__62_675463258"/></text:h>
      <text:p text:style-name="Standard">La simulation de frappe clavier permet de réaliser le SSO avec :</text:p>
      <text:list xml:id="list42419724"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32">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42409324" text:continue-numbering="true" text:style-name="WW8Num1">
        <text:list-item>
          <text:p text:style-name="P67">[WAIT] : le SSO ne démarrera pas automatiquement. L’utilisateur doit le démarrer manuellement en sélectionnant le menu « Se connecter à l’application » depuis l’icône swSSO de la barre de tâches ;</text:p>
        </text:list-item>
        <text:list-item>
          <text:p text:style-name="P67">[TAB] : swSSO simule une frappe de la touche TAB ;</text:p>
        </text:list-item>
        <text:list-item>
          <text:p text:style-name="P67">[STAB] : swSSO simule une frappe de la combinaison de touches SHIFT+TAB ;</text:p>
        </text:list-item>
        <text:list-item>
          <text:p text:style-name="P67">[ENTREE] : swSSO simule une frappe de la touche ENTREE ;</text:p>
        </text:list-item>
        <text:list-item>
          <text:p text:style-name="P67">[ID] : swSSO simule la frappe de l’identifiant configuré dans « Identifiant » ;</text:p>
        </text:list-item>
        <text:list-item>
          <text:p text:style-name="P67">[PWD] : swSSO simule la frappe du mot de passe configuré dans « Mot de passe » ;</text:p>
        </text:list-item>
        <text:list-item>
          <text:p text:style-name="P67">[ID2] : swSSO simule la frappe de l’identifiant configuré dans « 2nd identifiant » ;</text:p>
        </text:list-item>
        <text:list-item>
          <text:p text:style-name="P67">[ID3] : swSSO simule la frappe de l’identifiant configuré dans « 3ème identifiant » ;</text:p>
        </text:list-item>
        <text:list-item>
          <text:p text:style-name="P67">[ID4] : swSSO simule la frappe de l’identifiant configuré dans « 4ème identifiant » ;</text:p>
        </text:list-item>
        <text:list-item>
          <text:p text:style-name="P67">[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42406290"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7">HKEY_LOCAL_MACHINE\SOFTWARE\swSSO\ExcludedWindows</text:span></text:span></text:p>
      <text:p text:style-name="P1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1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48">Nom de la valeur</text:p>
          </table:table-cell>
          <table:table-cell table:style-name="Tableau9.A1" office:value-type="string">
            <text:p text:style-name="P48">Type</text:p>
          </table:table-cell>
          <table:table-cell table:style-name="Tableau9.C1" office:value-type="string">
            <text:p text:style-name="P48">Description</text:p>
          </table:table-cell>
        </table:table-row>
        <table:table-row table:style-name="Tableau9.2">
          <table:table-cell table:style-name="Tableau9.A4" office:value-type="string">
            <text:p text:style-name="P46">0</text:p>
          </table:table-cell>
          <table:table-cell table:style-name="Tableau9.B4" office:value-type="string">
            <text:p text:style-name="P46">Chaîne</text:p>
          </table:table-cell>
          <table:table-cell table:style-name="Tableau9.C4" office:value-type="string">
            <text:p text:style-name="P46">Titre de la 1<text:span text:style-name="T7">ère</text:span> fenêtre à exclure</text:p>
          </table:table-cell>
        </table:table-row>
        <table:table-row table:style-name="Tableau9.2">
          <table:table-cell table:style-name="Tableau9.A4" office:value-type="string">
            <text:p text:style-name="P46">…</text:p>
          </table:table-cell>
          <table:table-cell table:style-name="Tableau9.B4" office:value-type="string">
            <text:p text:style-name="P46">…</text:p>
          </table:table-cell>
          <table:table-cell table:style-name="Tableau9.C4" office:value-type="string">
            <text:p text:style-name="P46">…</text:p>
          </table:table-cell>
        </table:table-row>
        <table:table-row table:style-name="Tableau9.2">
          <table:table-cell table:style-name="Tableau9.A4" office:value-type="string">
            <text:p text:style-name="P46">9</text:p>
          </table:table-cell>
          <table:table-cell table:style-name="Tableau9.B4" office:value-type="string">
            <text:p text:style-name="P46">Chaîne</text:p>
          </table:table-cell>
          <table:table-cell table:style-name="Tableau9.C4" office:value-type="string">
            <text:p text:style-name="P46">Titre de la 10<text:span text:style-name="T7">ème</text:span> fenêtre à exclure</text:p>
          </table:table-cell>
        </table:table-row>
      </table:table>
      <text:p text:style-name="Standard"/>
      <text:p text:style-name="Standard">Exemple :</text:p>
      <text:p text:style-name="Standard"><draw:frame draw:style-name="fr3" draw:name="images39" text:anchor-type="as-char" svg:width="14.658cm" svg:height="5.556cm" draw:z-index="82"><draw:image xlink:href="Pictures/100000000000022A000000D2B37368C0.png" xlink:type="simple" xlink:show="embed" xlink:actuate="onLoad"/></draw:frame></text:p>
      <text:h text:style-name="Heading_20_2" text:outline-level="2"><text:bookmark-start text:name="__RefHeading__70_675463258"/><text:soft-page-break/>Traces<text:bookmark-end text:name="__RefHeading__70_675463258"/></text:h>
      <text:p text:style-name="P3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32"><text:span text:style-name="Strong_20_Emphasis"><text:span text:style-name="T17">HKEY_LOCAL_MACHINE\SOFTWARE\swSSO\Trace</text:span></text:span></text:p>
      <text:p text:style-name="P35"/>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40">Nom de la valeur</text:p>
          </table:table-cell>
          <table:table-cell table:style-name="Tableau10.A1" office:value-type="string">
            <text:p text:style-name="P40">Type</text:p>
          </table:table-cell>
          <table:table-cell table:style-name="Tableau10.A1" office:value-type="string">
            <text:p text:style-name="P40">Défaut</text:p>
          </table:table-cell>
          <table:table-cell table:style-name="Tableau10.D1" office:value-type="string">
            <text:p text:style-name="P40">Description</text:p>
          </table:table-cell>
        </table:table-row>
        <table:table-row table:style-name="Tableau10.2">
          <table:table-cell table:style-name="Tableau10.A4" office:value-type="string">
            <text:p text:style-name="P38">FileName<text:tab/></text:p>
          </table:table-cell>
          <table:table-cell table:style-name="Tableau10.B4" office:value-type="string">
            <text:p text:style-name="P38">Chaîne</text:p>
          </table:table-cell>
          <table:table-cell table:style-name="Tableau10.C4" office:value-type="string">
            <text:p text:style-name="P38">c:\swssotrace.txt</text:p>
          </table:table-cell>
          <table:table-cell table:style-name="Tableau10.D4" office:value-type="string">
            <text:p text:style-name="P38">Chemin complet du fichier trace</text:p>
          </table:table-cell>
        </table:table-row>
        <table:table-row table:style-name="Tableau10.2">
          <table:table-cell table:style-name="Tableau10.A4" office:value-type="string">
            <text:p text:style-name="P38">FileSize</text:p>
          </table:table-cell>
          <table:table-cell table:style-name="Tableau10.B4" office:value-type="string">
            <text:p text:style-name="P38">DWORD</text:p>
          </table:table-cell>
          <table:table-cell table:style-name="Tableau10.C4" office:value-type="string">
            <text:p text:style-name="P38">20 Mo</text:p>
          </table:table-cell>
          <table:table-cell table:style-name="Tableau10.D4" office:value-type="string">
            <text:p text:style-name="P38">Taille max. (fichier tournant)</text:p>
          </table:table-cell>
        </table:table-row>
        <table:table-row table:style-name="Tableau10.2">
          <table:table-cell table:style-name="Tableau10.A4" office:value-type="string">
            <text:p text:style-name="P38">Level</text:p>
          </table:table-cell>
          <table:table-cell table:style-name="Tableau10.B4" office:value-type="string">
            <text:p text:style-name="P38">DWORD</text:p>
          </table:table-cell>
          <table:table-cell table:style-name="Tableau10.C4" office:value-type="string">
            <text:p text:style-name="P38">3</text:p>
          </table:table-cell>
          <table:table-cell table:style-name="Tableau10.D4" office:value-type="string">
            <text:p text:style-name="P38">0 : pas de traces</text:p>
            <text:p text:style-name="P37">1 : erreurs seulement</text:p>
            <text:p text:style-name="P37">3 : 1 + entrée/sorties de fonctions</text:p>
            <text:p text:style-name="P37">4 : 3 + informations</text:p>
            <text:p text:style-name="P37">5 : 4 + informations + debug </text:p>
            <text:p text:style-name="Tableau_20__28_normal_29_">6 : 5 + mots de passe</text:p>
          </table:table-cell>
        </table:table-row>
      </table:table>
      <text:p text:style-name="P32"/>
      <text:p text:style-name="P50">Attention : au niveau 6, les mots de passe sont inscrits en clair dans le fichier traces ! Utilisez toujours le niveau 5 pour les traces à envoyer au support.</text:p>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45">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text:soft-page-break/><draw:frame draw:style-name="fr3" draw:name="images40" text:anchor-type="as-char" svg:width="12.674cm" svg:height="12.568cm" draw:z-index="83"><draw:image xlink:href="Pictures/10000000000001DF000001DBF1448C1E.png" xlink:type="simple" xlink:show="embed" xlink:actuate="onLoad"/></draw:frame></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1">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text:span text:style-name="Internet_20_link">http://swsso.free.fr/forum</text:span></text:a>) ou envoyer un mail à <text:a xlink:type="simple" xlink:href="mailto:help@swsso.fr"><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42428559"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4">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42">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43">Vous pouvez faire réapparaître les icônes masquées en cliquant sur l’icône :</text:p>
          </table:table-cell>
          <table:table-cell table:style-name="Tableau11.A1" office:value-type="string">
            <text:p text:style-name="P44"><draw:frame draw:style-name="fr3" draw:name="images41" text:anchor-type="as-char" svg:width="0.503cm" svg:height="0.609cm" draw:z-index="12"><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4">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4">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3">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45">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45">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19">Commencez par vous assurer que vous avez bien accès au site swSSO en allant depuis votre navigateur Web à l’adresse suivante : </text:span><text:a xlink:type="simple" xlink:href="http://www.swsso.fr/"><text:span text:style-name="Internet_20_link"><text:span text:style-name="T19">www.swsso.fr</text:span></text:span></text:a><text:span text:style-name="T19">.</text:span></text:p>
      <text:p text:style-name="P14">Si cela échoue, vous avez un problème réseau indépendant de swSSO.</text:p>
      <text:p text:style-name="P14">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4"><draw:frame draw:style-name="fr3" draw:name="images42" text:anchor-type="as-char" svg:width="14.102cm" svg:height="11.88cm" draw:z-index="13"><draw:image xlink:href="Pictures/1000000000000215000001C1D4894C4C.png" xlink:type="simple" xlink:show="embed" xlink:actuate="onLoad"/></draw:frame></text:p>
      <text:p text:style-name="P15"/>
      <text:h text:style-name="P61" text:outline-level="2"><text:bookmark-start text:name="__RefHeading__90_675463258"/><text:soft-page-break/>Erreur « swSSO n’a pas réussi à vous connecter à l’application… »<text:bookmark-end text:name="__RefHeading__90_675463258"/></text:h>
      <text:p text:style-name="Standard"><draw:frame draw:style-name="fr3" draw:name="images43" text:anchor-type="as-char" svg:width="12.063cm" svg:height="5.212cm" draw:z-index="14"><draw:image xlink:href="Pictures/10000000000001C8000000C5A6240640.png" xlink:type="simple" xlink:show="embed" xlink:actuate="onLoad"/></draw:frame></text:p>
      <text:p text:style-name="Standard">Lorsqu'une erreur est détectée lors du SSO, cette fenêtre est affichée et trois choix vous sont proposés :</text:p>
      <text:list xml:id="list42410723" text:continue-numbering="true" text:style-name="WW8Num1">
        <text:list-item>
          <text:p text:style-name="ENUM-1"><text:span text:style-name="T11">Réessayer</text:span> : retente l'authentification, avec les mêmes paramètres.</text:p>
        </text:list-item>
        <text:list-item>
          <text:p text:style-name="ENUM-1"><text:span text:style-name="T11">Mot de passe</text:span> : présente la fenêtre de changement de mot de passe pour l'application concernée. </text:p>
        </text:list-item>
        <text:list-item>
          <text:p text:style-name="ENUM-1"><text:span text:style-name="T11">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éditer la section de l'application concernée dans le fichier swsso.ini et ajouter la valeur suivante : <text:span text:style-name="T11">autoLock=NO</text:span>.</text:p>
      <text:h text:style-name="P61"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42428920"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32"><text:soft-page-break/>Voici un exemple de résultat auquel vous devriez arriver :</text:p>
      <text:p text:style-name="P32"><draw:frame draw:style-name="fr3" draw:name="images44" text:anchor-type="as-char" svg:width="15.875cm" svg:height="14.261cm" draw:z-index="18"><draw:image xlink:href="Pictures/10000000000002580000021B68825B81.png" xlink:type="simple" xlink:show="embed" xlink:actuate="onLoad"/></draw:frame></text:p>
      <text:p text:style-name="Standard"/>
      <text:p text:style-name="Standard">Fermez ensuite la fenêtre de gestion des applications et lancez votre application. La fenêtre suivante s’ouvre : elle vous permet de choisir le compte à utiliser pour accéder à l’application. </text:p>
      <text:p text:style-name="Standard"><draw:frame draw:style-name="fr3" draw:name="images45" text:anchor-type="as-char" svg:width="11.882cm" svg:height="6.563cm" draw:z-index="19"><draw:image xlink:href="Pictures/10000000000001C1000000F88A5865EE.png" xlink:type="simple" xlink:show="embed" xlink:actuate="onLoad"/></draw:frame></text:p>
      <text:p text:style-name="Standard">Sélectionnez le compte et cliquez sur OK (vous pouvez aussi double-cliquer sur le compte de choisi).</text:p>
      <text:p text:style-name="Standard"><text:soft-page-break/>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3" draw:name="images46" text:anchor-type="as-char" svg:width="7.911cm" svg:height="6.694cm" draw:z-index="60"><draw:image xlink:href="Pictures/100000000000012B000000FDF5023189.png" xlink:type="simple" xlink:show="embed" xlink:actuate="onLoad"/></draw:frame></text:p>
      <text:h text:style-name="P61" text:outline-level="2"><text:bookmark-start text:name="__RefHeading__94_675463258"/>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61"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48">Message</text:p>
            </table:table-cell>
            <table:table-cell table:style-name="Tableau12.B1" office:value-type="string">
              <text:p text:style-name="P48">Signification</text:p>
            </table:table-cell>
          </table:table-row>
        </table:table-header-rows>
        <table:table-row table:style-name="Tableau12.1">
          <table:table-cell table:style-name="Tableau12.A10" office:value-type="string">
            <text:p text:style-name="P46">Mot de passe incorrect</text:p>
          </table:table-cell>
          <table:table-cell table:style-name="Tableau12.B10" office:value-type="string">
            <text:p text:style-name="P46">Mot de passe principal incorrect (affiché lorsque la réinitialisation de mot de passe n’est pas disponible).</text:p>
          </table:table-cell>
        </table:table-row>
        <table:table-row table:style-name="Tableau12.1">
          <table:table-cell table:style-name="Tableau12.A10" office:value-type="string">
            <text:p text:style-name="P46">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46">Mot de passe principal incorrect (affiché lorsque la réinitialisation de mot de passe est disponible).</text:p>
          </table:table-cell>
        </table:table-row>
        <table:table-row table:style-name="Tableau12.1">
          <table:table-cell table:style-name="Tableau12.A10" office:value-type="string">
            <text:p text:style-name="P46">Le changement du mot de passe a échoué.</text:p>
          </table:table-cell>
          <table:table-cell table:style-name="Tableau12.B10" office:value-type="string">
            <text:p text:style-name="P46">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46">La configuration pour ce site n'a pas été trouvée. Voulez-vous la faire manuellement ?</text:p>
          </table:table-cell>
          <table:table-cell table:style-name="Tableau12.B10" office:value-type="string">
            <text:p text:style-name="P46">Le serveur de configuration est joignable mais n’a pas trouvé la configuration demandée par l’utilisateur.</text:p>
          </table:table-cell>
        </table:table-row>
        <table:table-row table:style-name="Tableau12.1">
          <table:table-cell table:style-name="Tableau12.A10" office:value-type="string">
            <text:p text:style-name="P46">Impossible de joindre le serveur swSSO. Veuillez vérifier votre configuration proxy (menu Propriétés, onglet Options).</text:p>
          </table:table-cell>
          <table:table-cell table:style-name="Tableau12.B10" office:value-type="string">
            <text:p text:style-name="P46">Le serveur de configuration n’est pas joignable. </text:p>
          </table:table-cell>
        </table:table-row>
        <table:table-row table:style-name="Tableau12.1">
          <table:table-cell table:style-name="Tableau12.A10" office:value-type="string">
            <text:p text:style-name="P46">Une erreur est survenue lors de la lecture du fichier de configuration. Merci de contacter le support.</text:p>
          </table:table-cell>
          <table:table-cell table:style-name="Tableau12.B10" office:value-type="string">
            <text:p text:style-name="P46">Message affiché au démarrage si le fichier de configuration est corrompu.</text:p>
          </table:table-cell>
        </table:table-row>
        <table:table-row table:style-name="Tableau12.1">
          <table:table-cell table:style-name="Tableau12.A10" office:value-type="string">
            <text:p text:style-name="P46">Une erreur est survenue au démarrage de swSSO. Merci de contacter le support.</text:p>
          </table:table-cell>
          <table:table-cell table:style-name="Tableau12.B10" office:value-type="string">
            <text:p text:style-name="P46">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46">Une erreur est survenue. En cas d'oubli de votre mot de passe, il ne sera pas possible de le récupérer. Veuillez contacter votre support.</text:p>
          </table:table-cell>
          <table:table-cell table:style-name="Tableau12.B10" office:value-type="string">
            <text:p text:style-name="P46">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46">Une erreur est survenue lors de la lecture des configurations sur le serveur. Aucune configuration n'a été ajoutée ou modifiée localement.</text:p>
          </table:table-cell>
          <table:table-cell table:style-name="Tableau12.B10" office:value-type="string">
            <text:p text:style-name="P46">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6">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Niveau_20_2" style:display-name="Niveau 2" style:family="paragraph" style:parent-style-name="Standard">
      <style:paragraph-properties fo:margin="100%" fo:margin-left="1cm" fo:margin-right="0cm" fo:margin-top="0cm" fo:margin-bottom="0.212cm" style:contextual-spacing="false" fo:text-indent="0cm" style:auto-text-indent="false"/>
      <style:text-properties style:font-name="Times New Roman"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fo:color="#000000" style:font-name="Wingdings"/>
    </style:style>
    <style:style style:name="WW8Num3z1" style:family="text">
      <style:text-properties fo:color="#000000" style:font-name="Wingdings" style:font-name-complex="Courier New"/>
    </style:style>
    <style:style style:name="WW8Num3z2" style:family="text">
      <style:text-properties style:font-name="Wingdings"/>
    </style:style>
    <style:style style:name="WW8Num3z3" style:family="text">
      <style:text-properties fo:color="#000000" style:font-name="Arial"/>
    </style:style>
    <style:style style:name="WW8Num3z4" style:family="text">
      <style:text-properties style:font-name="Courier New"/>
    </style:style>
    <style:style style:name="WW8Num3z6" style:family="text">
      <style:text-properties style:font-name="Symbol"/>
    </style:style>
    <style:style style:name="WW8Num5z0" style:family="text">
      <style:text-properties fo:color="#000000" style:font-name="Wingdings"/>
    </style:style>
    <style:style style:name="WW8Num5z1" style:family="text">
      <style:text-properties fo:color="#000000" style:font-name="Wingdings" style:font-name-complex="Courier New"/>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5fedd" style:font-size-asian="8pt" style:font-size-complex="8pt"/>
    </style:style>
    <style:style style:name="MT3" style:family="text">
      <style:text-properties officeooo:rsid="001451c2"/>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0.9</text:span><text:span text:style-name="MT2">9</text:span><text:span text:style-name="MT1"> – Manuel utilisateur<text:tab/></text:span><text:span text:style-name="MT1"><text:page-number text:select-page="current">43</text:page-number></text:span><text:span text:style-name="MT1">/</text:span><text:span text:style-name="MT1"><text:page-count style:num-format="1">43</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3">4</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4-29T22:26:03.69</dc:date>
    <meta:print-date>2010-08-31T18:53:00</meta:print-date>
    <meta:editing-cycles>529</meta:editing-cycles>
    <meta:editing-duration>P1DT1H21M6S</meta:editing-duration>
    <meta:generator>LibreOffice/3.6$Windows_x86 LibreOffice_project/5b93205-6e6b3fc-7830f6d-c08ad66-1d9bf4</meta:generator>
    <dc:title>swSSO - Manuel utilisateur</dc:title>
    <meta:document-statistic meta:table-count="12" meta:image-count="48" meta:object-count="0" meta:page-count="43" meta:paragraph-count="656" meta:word-count="9702" meta:character-count="59004" meta:non-whitespace-character-count="49968"/>
  </office:meta>
</office:document-meta>
</file>